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2" table:default-cell-style-name="ce7"/>
        <table:table-column table:style-name="co6" table:default-cell-style-name="ce7"/>
        <table:table-column table:style-name="co1" table:number-columns-repeated="1010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6" office:value-type="string" calcext:value-type="string">
            <text:p>BB /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342.1" calcext:value-type="float">
            <text:p>342.100</text:p>
          </table:table-cell>
          <table:table-cell table:style-name="ce3" table:formula="of:=AVERAGE([.D2:.D21])" office:value-type="float" office:value="5189.95" calcext:value-type="float">
            <text:p>5189.950</text:p>
          </table:table-cell>
          <table:table-cell table:style-name="ce3" table:formula="of:=AVERAGE([.E2:.E21])" office:value-type="float" office:value="5282.2" calcext:value-type="float">
            <text:p>5282.200</text:p>
          </table:table-cell>
          <table:table-cell table:style-name="ce3" table:formula="of:=AVERAGE([.F2:.F21])" office:value-type="float" office:value="3825.35" calcext:value-type="float">
            <text:p>3825.350</text:p>
          </table:table-cell>
          <table:table-cell table:style-name="ce3" table:formula="of:=AVERAGE([.G2:.G21])" office:value-type="float" office:value="3972.2" calcext:value-type="float">
            <text:p>3972.200</text:p>
          </table:table-cell>
          <table:table-cell table:style-name="ce3" table:formula="of:=AVERAGE([.H2:.H21])" office:value-type="float" office:value="3702.75" calcext:value-type="float">
            <text:p>3702.750</text:p>
          </table:table-cell>
          <table:table-cell table:style-name="ce3" table:formula="of:=AVERAGE([.I2:.I21])" office:value-type="float" office:value="3953.25" calcext:value-type="float">
            <text:p>3953.250</text:p>
          </table:table-cell>
          <table:table-cell table:style-name="ce3" table:formula="of:=AVERAGE([.J2:.J21])" office:value-type="float" office:value="2268.5" calcext:value-type="float">
            <text:p>2268.500</text:p>
          </table:table-cell>
          <table:table-cell table:style-name="ce3" table:formula="of:=AVERAGE([.K2:.K21])" office:value-type="float" office:value="3158.3" calcext:value-type="float">
            <text:p>3158.300</text:p>
          </table:table-cell>
          <table:table-cell/>
          <table:table-cell table:formula="of:=[.F87]/[.H87]" office:value-type="float" office:value="1.03311052596043" calcext:value-type="float">
            <text:p>1.03311052596043</text:p>
          </table:table-cell>
          <table:table-cell table:formula="of:=[.G87]/[.I87]" office:value-type="float" office:value="1.00479352431544" calcext:value-type="float">
            <text:p>1.00479352431544</text:p>
          </table:table-cell>
          <table:table-cell table:formula="of:=[.F87]/[.$D87]" office:value-type="float" office:value="0.737068757887841" calcext:value-type="float">
            <text:p>0.737068757887841</text:p>
          </table:table-cell>
          <table:table-cell table:formula="of:=[.G87]/[.$D87]" office:value-type="float" office:value="0.765363828167901" calcext:value-type="float">
            <text:p>0.765363828167901</text:p>
          </table:table-cell>
          <table:table-cell table:formula="of:=[.H87]/[.$D87]" office:value-type="float" office:value="0.713446179635642" calcext:value-type="float">
            <text:p>0.713446179635642</text:p>
          </table:table-cell>
          <table:table-cell table:formula="of:=[.I87]/[.$D87]" office:value-type="float" office:value="0.761712540583243" calcext:value-type="float">
            <text:p>0.761712540583243</text:p>
          </table:table-cell>
          <table:table-cell table:formula="of:=[.J87]/[.$D87]" office:value-type="float" office:value="0.43709476969913" calcext:value-type="float">
            <text:p>0.43709476969913</text:p>
          </table:table-cell>
          <table:table-cell table:formula="of:=[.K87]/[.$D87]" office:value-type="float" office:value="0.608541508107015" calcext:value-type="float">
            <text:p>0.6085415081070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376.05" calcext:value-type="float">
            <text:p>376.050</text:p>
          </table:table-cell>
          <table:table-cell table:style-name="ce3" table:formula="of:=AVERAGE([.D22:.D41])" office:value-type="float" office:value="5680.35" calcext:value-type="float">
            <text:p>5680.350</text:p>
          </table:table-cell>
          <table:table-cell table:style-name="ce3" table:formula="of:=AVERAGE([.E22:.E41])" office:value-type="float" office:value="5680.6" calcext:value-type="float">
            <text:p>5680.600</text:p>
          </table:table-cell>
          <table:table-cell table:style-name="ce3" table:formula="of:=AVERAGE([.F22:.F41])" office:value-type="float" office:value="4977.9" calcext:value-type="float">
            <text:p>4977.900</text:p>
          </table:table-cell>
          <table:table-cell table:style-name="ce3" table:formula="of:=AVERAGE([.G22:.G41])" office:value-type="float" office:value="5066.15" calcext:value-type="float">
            <text:p>5066.150</text:p>
          </table:table-cell>
          <table:table-cell table:style-name="ce3" table:formula="of:=AVERAGE([.H22:.H41])" office:value-type="float" office:value="4912.25" calcext:value-type="float">
            <text:p>4912.250</text:p>
          </table:table-cell>
          <table:table-cell table:style-name="ce3" table:formula="of:=AVERAGE([.I22:.I41])" office:value-type="float" office:value="5002.3" calcext:value-type="float">
            <text:p>5002.300</text:p>
          </table:table-cell>
          <table:table-cell table:style-name="ce3" table:formula="of:=AVERAGE([.J22:.J41])" office:value-type="float" office:value="3163.45" calcext:value-type="float">
            <text:p>3163.450</text:p>
          </table:table-cell>
          <table:table-cell table:style-name="ce3" table:formula="of:=AVERAGE([.K22:.K41])" office:value-type="float" office:value="4213.65" calcext:value-type="float">
            <text:p>4213.650</text:p>
          </table:table-cell>
          <table:table-cell/>
          <table:table-cell table:formula="of:=[.F88]/[.H88]" office:value-type="float" office:value="1.01336454781414" calcext:value-type="float">
            <text:p>1.01336454781414</text:p>
          </table:table-cell>
          <table:table-cell table:formula="of:=[.G88]/[.I88]" office:value-type="float" office:value="1.01276412850089" calcext:value-type="float">
            <text:p>1.01276412850089</text:p>
          </table:table-cell>
          <table:table-cell table:formula="of:=[.F88]/[.$D88]" office:value-type="float" office:value="0.876336845440862" calcext:value-type="float">
            <text:p>0.876336845440862</text:p>
          </table:table-cell>
          <table:table-cell table:formula="of:=[.G88]/[.$D88]" office:value-type="float" office:value="0.89187285994701" calcext:value-type="float">
            <text:p>0.89187285994701</text:p>
          </table:table-cell>
          <table:table-cell table:formula="of:=[.H88]/[.$D88]" office:value-type="float" office:value="0.864779459012209" calcext:value-type="float">
            <text:p>0.864779459012209</text:p>
          </table:table-cell>
          <table:table-cell table:formula="of:=[.I88]/[.$D88]" office:value-type="float" office:value="0.880632355400635" calcext:value-type="float">
            <text:p>0.880632355400635</text:p>
          </table:table-cell>
          <table:table-cell table:formula="of:=[.J88]/[.$D88]" office:value-type="float" office:value="0.556911105829746" calcext:value-type="float">
            <text:p>0.556911105829746</text:p>
          </table:table-cell>
          <table:table-cell table:formula="of:=[.K88]/[.$D88]" office:value-type="float" office:value="0.741794079590166" calcext:value-type="float">
            <text:p>0.741794079590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681.65" calcext:value-type="float">
            <text:p>681.650</text:p>
          </table:table-cell>
          <table:table-cell table:style-name="ce3" table:formula="of:=AVERAGE([.D42:.D61])" office:value-type="float" office:value="6133.15" calcext:value-type="float">
            <text:p>6133.150</text:p>
          </table:table-cell>
          <table:table-cell table:style-name="ce3" table:formula="of:=AVERAGE([.E42:.E61])" office:value-type="float" office:value="6092.8" calcext:value-type="float">
            <text:p>6092.800</text:p>
          </table:table-cell>
          <table:table-cell table:style-name="ce3" table:formula="of:=AVERAGE([.F42:.F61])" office:value-type="float" office:value="5708.7" calcext:value-type="float">
            <text:p>5708.700</text:p>
          </table:table-cell>
          <table:table-cell table:style-name="ce3" table:formula="of:=AVERAGE([.G42:.G61])" office:value-type="float" office:value="5760.1" calcext:value-type="float">
            <text:p>5760.100</text:p>
          </table:table-cell>
          <table:table-cell table:style-name="ce3" table:formula="of:=AVERAGE([.H42:.H61])" office:value-type="float" office:value="5723.9" calcext:value-type="float">
            <text:p>5723.900</text:p>
          </table:table-cell>
          <table:table-cell table:style-name="ce3" table:formula="of:=AVERAGE([.I42:.I61])" office:value-type="float" office:value="5803.5" calcext:value-type="float">
            <text:p>5803.500</text:p>
          </table:table-cell>
          <table:table-cell table:style-name="ce3" table:formula="of:=AVERAGE([.J42:.J61])" office:value-type="float" office:value="4270.75" calcext:value-type="float">
            <text:p>4270.750</text:p>
          </table:table-cell>
          <table:table-cell table:style-name="ce3" table:formula="of:=AVERAGE([.K42:.K61])" office:value-type="float" office:value="4933.8" calcext:value-type="float">
            <text:p>4933.800</text:p>
          </table:table-cell>
          <table:table-cell/>
          <table:table-cell table:formula="of:=[.F89]/[.H89]" office:value-type="float" office:value="0.997344467932703" calcext:value-type="float">
            <text:p>0.997344467932703</text:p>
          </table:table-cell>
          <table:table-cell table:formula="of:=[.G89]/[.I89]" office:value-type="float" office:value="0.992521754113897" calcext:value-type="float">
            <text:p>0.992521754113897</text:p>
          </table:table-cell>
          <table:table-cell table:formula="of:=[.F89]/[.$D89]" office:value-type="float" office:value="0.930794126998361" calcext:value-type="float">
            <text:p>0.930794126998361</text:p>
          </table:table-cell>
          <table:table-cell table:formula="of:=[.G89]/[.$D89]" office:value-type="float" office:value="0.939174812290585" calcext:value-type="float">
            <text:p>0.939174812290585</text:p>
          </table:table-cell>
          <table:table-cell table:formula="of:=[.H89]/[.$D89]" office:value-type="float" office:value="0.933272461948591" calcext:value-type="float">
            <text:p>0.933272461948591</text:p>
          </table:table-cell>
          <table:table-cell table:formula="of:=[.I89]/[.$D89]" office:value-type="float" office:value="0.946251110766898" calcext:value-type="float">
            <text:p>0.946251110766898</text:p>
          </table:table-cell>
          <table:table-cell table:formula="of:=[.J89]/[.$D89]" office:value-type="float" office:value="0.696338749256092" calcext:value-type="float">
            <text:p>0.696338749256092</text:p>
          </table:table-cell>
          <table:table-cell table:formula="of:=[.K89]/[.$D89]" office:value-type="float" office:value="0.804447959042254" calcext:value-type="float">
            <text:p>0.8044479590422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580.9" calcext:value-type="float">
            <text:p>1580.900</text:p>
          </table:table-cell>
          <table:table-cell table:style-name="ce3" table:formula="of:=AVERAGE([.D62:.D81])" office:value-type="float" office:value="6191.45" calcext:value-type="float">
            <text:p>6191.450</text:p>
          </table:table-cell>
          <table:table-cell table:style-name="ce3" table:formula="of:=AVERAGE([.E62:.E81])" office:value-type="float" office:value="6224.8" calcext:value-type="float">
            <text:p>6224.800</text:p>
          </table:table-cell>
          <table:table-cell table:style-name="ce3" table:formula="of:=AVERAGE([.F62:.F81])" office:value-type="float" office:value="5996.25" calcext:value-type="float">
            <text:p>5996.250</text:p>
          </table:table-cell>
          <table:table-cell table:style-name="ce3" table:formula="of:=AVERAGE([.G62:.G81])" office:value-type="float" office:value="6041" calcext:value-type="float">
            <text:p>6041.000</text:p>
          </table:table-cell>
          <table:table-cell table:style-name="ce3" table:formula="of:=AVERAGE([.H62:.H81])" office:value-type="float" office:value="5960" calcext:value-type="float">
            <text:p>5960.000</text:p>
          </table:table-cell>
          <table:table-cell table:style-name="ce3" table:formula="of:=AVERAGE([.I62:.I81])" office:value-type="float" office:value="6062.65" calcext:value-type="float">
            <text:p>6062.650</text:p>
          </table:table-cell>
          <table:table-cell table:style-name="ce3" table:formula="of:=AVERAGE([.J62:.J81])" office:value-type="float" office:value="4896.95" calcext:value-type="float">
            <text:p>4896.950</text:p>
          </table:table-cell>
          <table:table-cell table:style-name="ce3" table:formula="of:=AVERAGE([.K62:.K81])" office:value-type="float" office:value="5439.7" calcext:value-type="float">
            <text:p>5439.700</text:p>
          </table:table-cell>
          <table:table-cell/>
          <table:table-cell table:formula="of:=[.F90]/[.H90]" office:value-type="float" office:value="1.0060822147651" calcext:value-type="float">
            <text:p>1.0060822147651</text:p>
          </table:table-cell>
          <table:table-cell table:formula="of:=[.G90]/[.I90]" office:value-type="float" office:value="0.996428954335151" calcext:value-type="float">
            <text:p>0.996428954335151</text:p>
          </table:table-cell>
          <table:table-cell table:formula="of:=[.F90]/[.$D90]" office:value-type="float" office:value="0.968472651802082" calcext:value-type="float">
            <text:p>0.968472651802082</text:p>
          </table:table-cell>
          <table:table-cell table:formula="of:=[.G90]/[.$D90]" office:value-type="float" office:value="0.975700360981676" calcext:value-type="float">
            <text:p>0.975700360981676</text:p>
          </table:table-cell>
          <table:table-cell table:formula="of:=[.H90]/[.$D90]" office:value-type="float" office:value="0.962617803583975" calcext:value-type="float">
            <text:p>0.962617803583975</text:p>
          </table:table-cell>
          <table:table-cell table:formula="of:=[.I90]/[.$D90]" office:value-type="float" office:value="0.979197118607111" calcext:value-type="float">
            <text:p>0.979197118607111</text:p>
          </table:table-cell>
          <table:table-cell table:formula="of:=[.J90]/[.$D90]" office:value-type="float" office:value="0.790921351218212" calcext:value-type="float">
            <text:p>0.790921351218212</text:p>
          </table:table-cell>
          <table:table-cell table:formula="of:=[.K90]/[.$D90]" office:value-type="float" office:value="0.878582561435528" calcext:value-type="float">
            <text:p>0.878582561435528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7" table:number-columns-repeated="8" table:default-cell-style-name="ce7"/>
        <table:table-column table:style-name="co7" table:default-cell-style-name="Default"/>
        <table:table-column table:style-name="co1" table:default-cell-style-name="ce7"/>
        <table:table-column table:style-name="co8" table:default-cell-style-name="ce7"/>
        <table:table-column table:style-name="co1" table:number-columns-repeated="1011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  <table:table-cell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  <table:table-cell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  <table:table-cell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  <table:table-cell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  <table:table-cell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  <table:table-cell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  <table:table-cell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  <table:table-cell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  <table:table-cell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  <table:table-cell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  <table:table-cell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  <table:table-cell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  <table:table-cell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  <table:table-cell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  <table:table-cell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  <table:table-cell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  <table:table-cell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  <table:table-cell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  <table:table-cell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  <table:table-cell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  <table:table-cell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  <table:table-cell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  <table:table-cell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  <table:table-cell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  <table:table-cell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  <table:table-cell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  <table:table-cell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  <table:table-cell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  <table:table-cell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  <table:table-cell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  <table:table-cell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  <table:table-cell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  <table:table-cell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  <table:table-cell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  <table:table-cell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  <table:table-cell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  <table:table-cell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  <table:table-cell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  <table:table-cell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  <table:table-cell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  <table:table-cell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  <table:table-cell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  <table:table-cell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  <table:table-cell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  <table:table-cell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  <table:table-cell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  <table:table-cell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  <table:table-cell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  <table:table-cell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  <table:table-cell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  <table:table-cell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  <table:table-cell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  <table:table-cell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  <table:table-cell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  <table:table-cell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  <table:table-cell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  <table:table-cell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  <table:table-cell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  <table:table-cell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  <table:table-cell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  <table:table-cell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  <table:table-cell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  <table:table-cell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  <table:table-cell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  <table:table-cell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  <table:table-cell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  <table:table-cell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  <table:table-cell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  <table:table-cell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  <table:table-cell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  <table:table-cell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  <table:table-cell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  <table:table-cell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  <table:table-cell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  <table:table-cell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  <table:table-cell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  <table:table-cell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  <table:table-cell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  <table:table-cell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  <table:table-cell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280.484273572481" calcext:value-type="float">
            <text:p>280.484</text:p>
          </table:table-cell>
          <table:table-cell table:style-name="ce3" table:formula="of:=AVERAGE([.D2:.D21])" office:value-type="float" office:value="12.1234881933766" calcext:value-type="float">
            <text:p>12.123</text:p>
          </table:table-cell>
          <table:table-cell table:style-name="ce3" table:formula="of:=AVERAGE([.E2:.E21])" office:value-type="float" office:value="11.8563659905629" calcext:value-type="float">
            <text:p>11.856</text:p>
          </table:table-cell>
          <table:table-cell table:style-name="ce3" table:formula="of:=AVERAGE([.F2:.F21])" office:value-type="float" office:value="21.0515230807605" calcext:value-type="float">
            <text:p>21.052</text:p>
          </table:table-cell>
          <table:table-cell table:style-name="ce3" table:formula="of:=AVERAGE([.G2:.G21])" office:value-type="float" office:value="20.021101268259" calcext:value-type="float">
            <text:p>20.021</text:p>
          </table:table-cell>
          <table:table-cell table:style-name="ce3" table:formula="of:=AVERAGE([.H2:.H21])" office:value-type="float" office:value="22.0427029591243" calcext:value-type="float">
            <text:p>22.043</text:p>
          </table:table-cell>
          <table:table-cell table:style-name="ce3" table:formula="of:=AVERAGE([.I2:.I21])" office:value-type="float" office:value="20.3170073295422" calcext:value-type="float">
            <text:p>20.317</text:p>
          </table:table-cell>
          <table:table-cell table:style-name="ce3" table:formula="of:=AVERAGE([.J2:.J21])" office:value-type="float" office:value="41.3062967276109" calcext:value-type="float">
            <text:p>41.306</text:p>
          </table:table-cell>
          <table:table-cell table:style-name="ce3" table:formula="of:=AVERAGE([.K2:.K21])" office:value-type="float" office:value="27.4568119728705" calcext:value-type="float">
            <text:p>27.457</text:p>
          </table:table-cell>
          <table:table-cell/>
          <table:table-cell table:formula="of:=[.F87]/[.H87]" office:value-type="float" office:value="0.955033650809439" calcext:value-type="float">
            <text:p>0.955033650809439</text:p>
          </table:table-cell>
          <table:table-cell table:formula="of:=[.G87]/[.I87]" office:value-type="float" office:value="0.985435548824509" calcext:value-type="float">
            <text:p>0.985435548824509</text:p>
          </table:table-cell>
          <table:table-cell table:formula="of:=[.$D87]/[.F87]" office:value-type="float" office:value="0.575896012220444" calcext:value-type="float">
            <text:p>0.575896012220444</text:p>
          </table:table-cell>
          <table:table-cell table:formula="of:=[.$D87]/[.G87]" office:value-type="float" office:value="0.605535531284531" calcext:value-type="float">
            <text:p>0.605535531284531</text:p>
          </table:table-cell>
          <table:table-cell table:formula="of:=[.$D87]/[.H87]" office:value-type="float" office:value="0.550000071037487" calcext:value-type="float">
            <text:p>0.550000071037487</text:p>
          </table:table-cell>
          <table:table-cell table:formula="of:=[.$D87]/[.I87]" office:value-type="float" office:value="0.596716238604112" calcext:value-type="float">
            <text:p>0.59671623860411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256.477280897417" calcext:value-type="float">
            <text:p>256.477</text:p>
          </table:table-cell>
          <table:table-cell table:style-name="ce3" table:formula="of:=AVERAGE([.D22:.D41])" office:value-type="float" office:value="10.6487698350419" calcext:value-type="float">
            <text:p>10.649</text:p>
          </table:table-cell>
          <table:table-cell table:style-name="ce3" table:formula="of:=AVERAGE([.E22:.E41])" office:value-type="float" office:value="10.7436562394212" calcext:value-type="float">
            <text:p>10.744</text:p>
          </table:table-cell>
          <table:table-cell table:style-name="ce3" table:formula="of:=AVERAGE([.F22:.F41])" office:value-type="float" office:value="14.1772577814915" calcext:value-type="float">
            <text:p>14.177</text:p>
          </table:table-cell>
          <table:table-cell table:style-name="ce3" table:formula="of:=AVERAGE([.G22:.G41])" office:value-type="float" office:value="13.7896070376024" calcext:value-type="float">
            <text:p>13.790</text:p>
          </table:table-cell>
          <table:table-cell table:style-name="ce3" table:formula="of:=AVERAGE([.H22:.H41])" office:value-type="float" office:value="14.6042404080622" calcext:value-type="float">
            <text:p>14.604</text:p>
          </table:table-cell>
          <table:table-cell table:style-name="ce3" table:formula="of:=AVERAGE([.I22:.I41])" office:value-type="float" office:value="14.051832263175" calcext:value-type="float">
            <text:p>14.052</text:p>
          </table:table-cell>
          <table:table-cell table:style-name="ce3" table:formula="of:=AVERAGE([.J22:.J41])" office:value-type="float" office:value="27.910324561056" calcext:value-type="float">
            <text:p>27.910</text:p>
          </table:table-cell>
          <table:table-cell table:style-name="ce3" table:formula="of:=AVERAGE([.K22:.K41])" office:value-type="float" office:value="18.9643035041207" calcext:value-type="float">
            <text:p>18.964</text:p>
          </table:table-cell>
          <table:table-cell/>
          <table:table-cell table:formula="of:=[.F88]/[.H88]" office:value-type="float" office:value="0.970763106149979" calcext:value-type="float">
            <text:p>0.970763106149979</text:p>
          </table:table-cell>
          <table:table-cell table:formula="of:=[.G88]/[.I88]" office:value-type="float" office:value="0.981338716498929" calcext:value-type="float">
            <text:p>0.981338716498929</text:p>
          </table:table-cell>
          <table:table-cell table:formula="of:=[.$D88]/[.F88]" office:value-type="float" office:value="0.751116330052483" calcext:value-type="float">
            <text:p>0.751116330052483</text:p>
          </table:table-cell>
          <table:table-cell table:formula="of:=[.$D88]/[.G88]" office:value-type="float" office:value="0.772231565845505" calcext:value-type="float">
            <text:p>0.772231565845505</text:p>
          </table:table-cell>
          <table:table-cell table:formula="of:=[.$D88]/[.H88]" office:value-type="float" office:value="0.729156021641721" calcext:value-type="float">
            <text:p>0.729156021641721</text:p>
          </table:table-cell>
          <table:table-cell table:formula="of:=[.$D88]/[.I88]" office:value-type="float" office:value="0.757820733666787" calcext:value-type="float">
            <text:p>0.757820733666787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43.101412048229" calcext:value-type="float">
            <text:p>143.101</text:p>
          </table:table-cell>
          <table:table-cell table:style-name="ce3" table:formula="of:=AVERAGE([.D42:.D61])" office:value-type="float" office:value="9.60491192772037" calcext:value-type="float">
            <text:p>9.605</text:p>
          </table:table-cell>
          <table:table-cell table:style-name="ce3" table:formula="of:=AVERAGE([.E42:.E61])" office:value-type="float" office:value="9.67707071920142" calcext:value-type="float">
            <text:p>9.677</text:p>
          </table:table-cell>
          <table:table-cell table:style-name="ce3" table:formula="of:=AVERAGE([.F42:.F61])" office:value-type="float" office:value="11.1426575660672" calcext:value-type="float">
            <text:p>11.143</text:p>
          </table:table-cell>
          <table:table-cell table:style-name="ce3" table:formula="of:=AVERAGE([.G42:.G61])" office:value-type="float" office:value="10.9551062889499" calcext:value-type="float">
            <text:p>10.955</text:p>
          </table:table-cell>
          <table:table-cell table:style-name="ce3" table:formula="of:=AVERAGE([.H42:.H61])" office:value-type="float" office:value="11.1460342100952" calcext:value-type="float">
            <text:p>11.146</text:p>
          </table:table-cell>
          <table:table-cell table:style-name="ce3" table:formula="of:=AVERAGE([.I42:.I61])" office:value-type="float" office:value="10.9031920753448" calcext:value-type="float">
            <text:p>10.903</text:p>
          </table:table-cell>
          <table:table-cell table:style-name="ce3" table:formula="of:=AVERAGE([.J42:.J61])" office:value-type="float" office:value="18.8680353204345" calcext:value-type="float">
            <text:p>18.868</text:p>
          </table:table-cell>
          <table:table-cell table:style-name="ce3" table:formula="of:=AVERAGE([.K42:.K61])" office:value-type="float" office:value="14.9670591299306" calcext:value-type="float">
            <text:p>14.967</text:p>
          </table:table-cell>
          <table:table-cell/>
          <table:table-cell table:formula="of:=[.F89]/[.H89]" office:value-type="float" office:value="0.999697054219972" calcext:value-type="float">
            <text:p>0.999697054219972</text:p>
          </table:table-cell>
          <table:table-cell table:formula="of:=[.G89]/[.I89]" office:value-type="float" office:value="1.00476137751645" calcext:value-type="float">
            <text:p>1.00476137751645</text:p>
          </table:table-cell>
          <table:table-cell table:formula="of:=[.$D89]/[.F89]" office:value-type="float" office:value="0.861994714525757" calcext:value-type="float">
            <text:p>0.861994714525757</text:p>
          </table:table-cell>
          <table:table-cell table:formula="of:=[.$D89]/[.G89]" office:value-type="float" office:value="0.876752052822031" calcext:value-type="float">
            <text:p>0.876752052822031</text:p>
          </table:table-cell>
          <table:table-cell table:formula="of:=[.$D89]/[.H89]" office:value-type="float" office:value="0.861733576864585" calcext:value-type="float">
            <text:p>0.861733576864585</text:p>
          </table:table-cell>
          <table:table-cell table:formula="of:=[.$D89]/[.I89]" office:value-type="float" office:value="0.880926600333841" calcext:value-type="float">
            <text:p>0.88092660033384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59.1532215612596" calcext:value-type="float">
            <text:p>59.153</text:p>
          </table:table-cell>
          <table:table-cell table:style-name="ce3" table:formula="of:=AVERAGE([.D62:.D81])" office:value-type="float" office:value="9.37794323451292" calcext:value-type="float">
            <text:p>9.378</text:p>
          </table:table-cell>
          <table:table-cell table:style-name="ce3" table:formula="of:=AVERAGE([.E62:.E81])" office:value-type="float" office:value="9.38444121254547" calcext:value-type="float">
            <text:p>9.384</text:p>
          </table:table-cell>
          <table:table-cell table:style-name="ce3" table:formula="of:=AVERAGE([.F62:.F81])" office:value-type="float" office:value="10.1065622482653" calcext:value-type="float">
            <text:p>10.107</text:p>
          </table:table-cell>
          <table:table-cell table:style-name="ce3" table:formula="of:=AVERAGE([.G62:.G81])" office:value-type="float" office:value="10.0411351511486" calcext:value-type="float">
            <text:p>10.041</text:p>
          </table:table-cell>
          <table:table-cell table:style-name="ce3" table:formula="of:=AVERAGE([.H62:.H81])" office:value-type="float" office:value="10.1419291180111" calcext:value-type="float">
            <text:p>10.142</text:p>
          </table:table-cell>
          <table:table-cell table:style-name="ce3" table:formula="of:=AVERAGE([.I62:.I81])" office:value-type="float" office:value="9.97030524396828" calcext:value-type="float">
            <text:p>9.970</text:p>
          </table:table-cell>
          <table:table-cell table:style-name="ce3" table:formula="of:=AVERAGE([.J62:.J81])" office:value-type="float" office:value="15.2367778941337" calcext:value-type="float">
            <text:p>15.237</text:p>
          </table:table-cell>
          <table:table-cell table:style-name="ce3" table:formula="of:=AVERAGE([.K62:.K81])" office:value-type="float" office:value="12.6528017283363" calcext:value-type="float">
            <text:p>12.653</text:p>
          </table:table-cell>
          <table:table-cell/>
          <table:table-cell table:formula="of:=[.F90]/[.H90]" office:value-type="float" office:value="0.996512806455826" calcext:value-type="float">
            <text:p>0.996512806455826</text:p>
          </table:table-cell>
          <table:table-cell table:formula="of:=[.G90]/[.I90]" office:value-type="float" office:value="1.00710408612847" calcext:value-type="float">
            <text:p>1.00710408612847</text:p>
          </table:table-cell>
          <table:table-cell table:formula="of:=[.$D90]/[.F90]" office:value-type="float" office:value="0.927906344822895" calcext:value-type="float">
            <text:p>0.927906344822895</text:p>
          </table:table-cell>
          <table:table-cell table:formula="of:=[.$D90]/[.G90]" office:value-type="float" office:value="0.93395249574349" calcext:value-type="float">
            <text:p>0.93395249574349</text:p>
          </table:table-cell>
          <table:table-cell table:formula="of:=[.$D90]/[.H90]" office:value-type="float" office:value="0.924670555807631" calcext:value-type="float">
            <text:p>0.924670555807631</text:p>
          </table:table-cell>
          <table:table-cell table:formula="of:=[.$D90]/[.I90]" office:value-type="float" office:value="0.940587374713154" calcext:value-type="float">
            <text:p>0.940587374713154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table:style-name="ce12" office:value-type="string" calcext:value-type="string">
            <text:p>int(self)</text:p>
          </table:table-cell>
          <table:table-cell table:style-name="ce12" office:value-type="string" calcext:value-type="string">
            <text:p>disturbance_cycles</text:p>
          </table:table-cell>
          <table:table-cell table:style-name="ce12" office:value-type="string" calcext:value-type="string">
            <text:p>NonCom TDI</text:p>
          </table:table-cell>
          <table:table-cell table:style-name="ce12" office:value-type="string" calcext:value-type="string">
            <text:p>BB TDI</text:p>
          </table:table-cell>
          <table:table-cell table:style-name="ce12" office:value-type="string" calcext:value-type="string">
            <text:p>DM TDI</text:p>
          </table:table-cell>
          <table:table-cell table:style-name="ce12" office:value-type="string" calcext:value-type="string">
            <text:p>AE PUSH TDI</text:p>
          </table:table-cell>
          <table:table-cell table:style-name="ce12" office:value-type="string" calcext:value-type="string">
            <text:p>AE PULL TDI</text:p>
          </table:table-cell>
          <table:table-cell table:style-name="ce12" office:value-type="string" calcext:value-type="string">
            <text:p>AE 1-PUSH TDI</text:p>
          </table:table-cell>
          <table:table-cell table:style-name="ce12" office:value-type="string" calcext:value-type="string">
            <text:p>AE 1-PULL TDI</text:p>
          </table:table-cell>
          <table:table-cell table:style-name="ce12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12" office:value-type="string" calcext:value-type="string">
            <text:p>NonCom MTTD</text:p>
          </table:table-cell>
          <table:table-cell table:style-name="ce12" office:value-type="string" calcext:value-type="string">
            <text:p>BB MTTD</text:p>
          </table:table-cell>
          <table:table-cell table:style-name="ce12" office:value-type="string" calcext:value-type="string">
            <text:p>DM MTTD</text:p>
          </table:table-cell>
          <table:table-cell table:style-name="ce12" office:value-type="string" calcext:value-type="string">
            <text:p>AE PUSH MTTD</text:p>
          </table:table-cell>
          <table:table-cell table:style-name="ce12" office:value-type="string" calcext:value-type="string">
            <text:p>AE PULL MTTD</text:p>
          </table:table-cell>
          <table:table-cell table:style-name="ce12" office:value-type="string" calcext:value-type="string">
            <text:p>AE 1-PUSH MTTD</text:p>
          </table:table-cell>
          <table:table-cell table:style-name="ce12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993" calcext:value-type="float">
            <text:p>4993</text:p>
          </table:table-cell>
          <table:table-cell table:style-name="ce7" office:value-type="float" office:value="5457" calcext:value-type="float">
            <text:p>5457</text:p>
          </table:table-cell>
          <table:table-cell table:style-name="ce7" office:value-type="float" office:value="3675" calcext:value-type="float">
            <text:p>3675</text:p>
          </table:table-cell>
          <table:table-cell table:style-name="ce7" office:value-type="float" office:value="3982" calcext:value-type="float">
            <text:p>3982</text:p>
          </table:table-cell>
          <table:table-cell table:style-name="ce7" office:value-type="float" office:value="3727" calcext:value-type="float">
            <text:p>3727</text:p>
          </table:table-cell>
          <table:table-cell table:style-name="ce7"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style-name="ce7" office:value-type="float" office:value="278.193732193732" calcext:value-type="float">
            <text:p>278.193732193732</text:p>
          </table:table-cell>
          <table:table-cell table:style-name="ce7" office:value-type="float" office:value="13.0198277588624" calcext:value-type="float">
            <text:p>13.0198277588624</text:p>
          </table:table-cell>
          <table:table-cell table:style-name="ce7" office:value-type="float" office:value="11.7804654572109" calcext:value-type="float">
            <text:p>11.7804654572109</text:p>
          </table:table-cell>
          <table:table-cell table:style-name="ce7" office:value-type="float" office:value="22.3213605442177" calcext:value-type="float">
            <text:p>22.3213605442177</text:p>
          </table:table-cell>
          <table:table-cell table:style-name="ce7" office:value-type="float" office:value="20.0369161225515" calcext:value-type="float">
            <text:p>20.0369161225515</text:p>
          </table:table-cell>
          <table:table-cell table:style-name="ce7" office:value-type="float" office:value="22.3651730614435" calcext:value-type="float">
            <text:p>22.3651730614435</text:p>
          </table:table-cell>
          <table:table-cell table:style-name="ce7" office:value-type="float" office:value="20.197165274614" calcext:value-type="float">
            <text:p>20.197165274614</text:p>
          </table:table-cell>
          <table:table-cell table:style-name="ce7"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251" calcext:value-type="float">
            <text:p>5251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3707" calcext:value-type="float">
            <text:p>3707</text:p>
          </table:table-cell>
          <table:table-cell table:style-name="ce7" office:value-type="float" office:value="4031" calcext:value-type="float">
            <text:p>4031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style-name="ce7" office:value-type="float" office:value="270.955882352941" calcext:value-type="float">
            <text:p>270.955882352941</text:p>
          </table:table-cell>
          <table:table-cell table:style-name="ce7" office:value-type="float" office:value="12.0624642925157" calcext:value-type="float">
            <text:p>12.0624642925157</text:p>
          </table:table-cell>
          <table:table-cell table:style-name="ce7" office:value-type="float" office:value="12.0225621414914" calcext:value-type="float">
            <text:p>12.0225621414914</text:p>
          </table:table-cell>
          <table:table-cell table:style-name="ce7" office:value-type="float" office:value="21.3482600485568" calcext:value-type="float">
            <text:p>21.3482600485568</text:p>
          </table:table-cell>
          <table:table-cell table:style-name="ce7" office:value-type="float" office:value="19.5963780699578" calcext:value-type="float">
            <text:p>19.5963780699578</text:p>
          </table:table-cell>
          <table:table-cell table:style-name="ce7" office:value-type="float" office:value="22.1931693989071" calcext:value-type="float">
            <text:p>22.1931693989071</text:p>
          </table:table-cell>
          <table:table-cell table:style-name="ce7" office:value-type="float" office:value="20.7299513194978" calcext:value-type="float">
            <text:p>20.7299513194978</text:p>
          </table:table-cell>
          <table:table-cell table:style-name="ce7"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267" calcext:value-type="float">
            <text:p>5267</text:p>
          </table:table-cell>
          <table:table-cell table:style-name="ce7" office:value-type="float" office:value="3772" calcext:value-type="float">
            <text:p>3772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393" calcext:value-type="float">
            <text:p>3393</text:p>
          </table:table-cell>
          <table:table-cell table:style-name="ce7"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style-name="ce7" office:value-type="float" office:value="310.855263157895" calcext:value-type="float">
            <text:p>310.855263157895</text:p>
          </table:table-cell>
          <table:table-cell table:style-name="ce7" office:value-type="float" office:value="11.9873563218391" calcext:value-type="float">
            <text:p>11.9873563218391</text:p>
          </table:table-cell>
          <table:table-cell table:style-name="ce7" office:value-type="float" office:value="11.6835010442377" calcext:value-type="float">
            <text:p>11.6835010442377</text:p>
          </table:table-cell>
          <table:table-cell table:style-name="ce7" office:value-type="float" office:value="21.0408271474019" calcext:value-type="float">
            <text:p>21.0408271474019</text:p>
          </table:table-cell>
          <table:table-cell table:style-name="ce7" office:value-type="float" office:value="20.2538187372709" calcext:value-type="float">
            <text:p>20.2538187372709</text:p>
          </table:table-cell>
          <table:table-cell table:style-name="ce7" office:value-type="float" office:value="23.1202475685234" calcext:value-type="float">
            <text:p>23.1202475685234</text:p>
          </table:table-cell>
          <table:table-cell table:style-name="ce7" office:value-type="float" office:value="18.6507433585182" calcext:value-type="float">
            <text:p>18.6507433585182</text:p>
          </table:table-cell>
          <table:table-cell table:style-name="ce7"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5353" calcext:value-type="float">
            <text:p>5353</text:p>
          </table:table-cell>
          <table:table-cell table:style-name="ce7" office:value-type="float" office:value="4076" calcext:value-type="float">
            <text:p>4076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3709" calcext:value-type="float">
            <text:p>3709</text:p>
          </table:table-cell>
          <table:table-cell table:style-name="ce7"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style-name="ce7" office:value-type="float" office:value="265.138418079096" calcext:value-type="float">
            <text:p>265.138418079096</text:p>
          </table:table-cell>
          <table:table-cell table:style-name="ce7" office:value-type="float" office:value="12.4012866907921" calcext:value-type="float">
            <text:p>12.4012866907921</text:p>
          </table:table-cell>
          <table:table-cell table:style-name="ce7" office:value-type="float" office:value="11.5929385391369" calcext:value-type="float">
            <text:p>11.5929385391369</text:p>
          </table:table-cell>
          <table:table-cell table:style-name="ce7" office:value-type="float" office:value="19.2215407262022" calcext:value-type="float">
            <text:p>19.2215407262022</text:p>
          </table:table-cell>
          <table:table-cell table:style-name="ce7" office:value-type="float" office:value="18.9871921182266" calcext:value-type="float">
            <text:p>18.9871921182266</text:p>
          </table:table-cell>
          <table:table-cell table:style-name="ce7" office:value-type="float" office:value="21.8069560528444" calcext:value-type="float">
            <text:p>21.8069560528444</text:p>
          </table:table-cell>
          <table:table-cell table:style-name="ce7" office:value-type="float" office:value="22.0103683492497" calcext:value-type="float">
            <text:p>22.0103683492497</text:p>
          </table:table-cell>
          <table:table-cell table:style-name="ce7"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4884" calcext:value-type="float">
            <text:p>4884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3318" calcext:value-type="float">
            <text:p>3318</text:p>
          </table:table-cell>
          <table:table-cell table:style-name="ce7"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style-name="ce7" office:value-type="float" office:value="275.014450867052" calcext:value-type="float">
            <text:p>275.014450867052</text:p>
          </table:table-cell>
          <table:table-cell table:style-name="ce7" office:value-type="float" office:value="12.651186168074" calcext:value-type="float">
            <text:p>12.651186168074</text:p>
          </table:table-cell>
          <table:table-cell table:style-name="ce7" office:value-type="float" office:value="12.9965192465192" calcext:value-type="float">
            <text:p>12.9965192465192</text:p>
          </table:table-cell>
          <table:table-cell table:style-name="ce7" office:value-type="float" office:value="22.7545605306799" calcext:value-type="float">
            <text:p>22.7545605306799</text:p>
          </table:table-cell>
          <table:table-cell table:style-name="ce7" office:value-type="float" office:value="18.2461467678859" calcext:value-type="float">
            <text:p>18.2461467678859</text:p>
          </table:table-cell>
          <table:table-cell table:style-name="ce7" office:value-type="float" office:value="24.5723327305606" calcext:value-type="float">
            <text:p>24.5723327305606</text:p>
          </table:table-cell>
          <table:table-cell table:style-name="ce7" office:value-type="float" office:value="22.298007747648" calcext:value-type="float">
            <text:p>22.298007747648</text:p>
          </table:table-cell>
          <table:table-cell table:style-name="ce7"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175" calcext:value-type="float">
            <text:p>517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3711" calcext:value-type="float">
            <text:p>3711</text:p>
          </table:table-cell>
          <table:table-cell table:style-name="ce7" office:value-type="float" office:value="3892" calcext:value-type="float">
            <text:p>3892</text:p>
          </table:table-cell>
          <table:table-cell table:style-name="ce7" office:value-type="float" office:value="3754" calcext:value-type="float">
            <text:p>3754</text:p>
          </table:table-cell>
          <table:table-cell table:style-name="ce7"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style-name="ce7" office:value-type="float" office:value="296.621212121212" calcext:value-type="float">
            <text:p>296.621212121212</text:p>
          </table:table-cell>
          <table:table-cell table:style-name="ce7" office:value-type="float" office:value="12.0191304347826" calcext:value-type="float">
            <text:p>12.0191304347826</text:p>
          </table:table-cell>
          <table:table-cell table:style-name="ce7" office:value-type="float" office:value="11.559008509064" calcext:value-type="float">
            <text:p>11.559008509064</text:p>
          </table:table-cell>
          <table:table-cell table:style-name="ce7" office:value-type="float" office:value="21.4942064133657" calcext:value-type="float">
            <text:p>21.4942064133657</text:p>
          </table:table-cell>
          <table:table-cell table:style-name="ce7" office:value-type="float" office:value="20.5783658787256" calcext:value-type="float">
            <text:p>20.5783658787256</text:p>
          </table:table-cell>
          <table:table-cell table:style-name="ce7" office:value-type="float" office:value="21.7133724027704" calcext:value-type="float">
            <text:p>21.7133724027704</text:p>
          </table:table-cell>
          <table:table-cell table:style-name="ce7" office:value-type="float" office:value="20.5993945509586" calcext:value-type="float">
            <text:p>20.5993945509586</text:p>
          </table:table-cell>
          <table:table-cell table:style-name="ce7"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226" calcext:value-type="float">
            <text:p>5226</text:p>
          </table:table-cell>
          <table:table-cell table:style-name="ce7" office:value-type="float" office:value="5254" calcext:value-type="float">
            <text:p>5254</text:p>
          </table:table-cell>
          <table:table-cell table:style-name="ce7" office:value-type="float" office:value="3994" calcext:value-type="float">
            <text:p>3994</text:p>
          </table:table-cell>
          <table:table-cell table:style-name="ce7" office:value-type="float" office:value="3569" calcext:value-type="float">
            <text:p>3569</text:p>
          </table:table-cell>
          <table:table-cell table:style-name="ce7" office:value-type="float" office:value="3642" calcext:value-type="float">
            <text:p>3642</text:p>
          </table:table-cell>
          <table:table-cell table:style-name="ce7"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style-name="ce7" office:value-type="float" office:value="299.3" calcext:value-type="float">
            <text:p>299.3</text:p>
          </table:table-cell>
          <table:table-cell table:style-name="ce7" office:value-type="float" office:value="12.0851511672407" calcext:value-type="float">
            <text:p>12.0851511672407</text:p>
          </table:table-cell>
          <table:table-cell table:style-name="ce7" office:value-type="float" office:value="11.4212028930339" calcext:value-type="float">
            <text:p>11.4212028930339</text:p>
          </table:table-cell>
          <table:table-cell table:style-name="ce7" office:value-type="float" office:value="20.1427140711067" calcext:value-type="float">
            <text:p>20.1427140711067</text:p>
          </table:table-cell>
          <table:table-cell table:style-name="ce7" office:value-type="float" office:value="22.533762958812" calcext:value-type="float">
            <text:p>22.533762958812</text:p>
          </table:table-cell>
          <table:table-cell table:style-name="ce7" office:value-type="float" office:value="22.5908841295991" calcext:value-type="float">
            <text:p>22.5908841295991</text:p>
          </table:table-cell>
          <table:table-cell table:style-name="ce7" office:value-type="float" office:value="20.0534866283429" calcext:value-type="float">
            <text:p>20.0534866283429</text:p>
          </table:table-cell>
          <table:table-cell table:style-name="ce7"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4955" calcext:value-type="float">
            <text:p>4955</text:p>
          </table:table-cell>
          <table:table-cell table:style-name="ce7" office:value-type="float" office:value="4937" calcext:value-type="float">
            <text:p>4937</text:p>
          </table:table-cell>
          <table:table-cell table:style-name="ce7" office:value-type="float" office:value="3758" calcext:value-type="float">
            <text:p>3758</text:p>
          </table:table-cell>
          <table:table-cell table:style-name="ce7" office:value-type="float" office:value="3551" calcext:value-type="float">
            <text:p>3551</text:p>
          </table:table-cell>
          <table:table-cell table:style-name="ce7" office:value-type="float" office:value="3923" calcext:value-type="float">
            <text:p>3923</text:p>
          </table:table-cell>
          <table:table-cell table:style-name="ce7"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style-name="ce7" office:value-type="float" office:value="280.814705882353" calcext:value-type="float">
            <text:p>280.814705882353</text:p>
          </table:table-cell>
          <table:table-cell table:style-name="ce7" office:value-type="float" office:value="12.8841574167508" calcext:value-type="float">
            <text:p>12.8841574167508</text:p>
          </table:table-cell>
          <table:table-cell table:style-name="ce7" office:value-type="float" office:value="12.2420498278307" calcext:value-type="float">
            <text:p>12.2420498278307</text:p>
          </table:table-cell>
          <table:table-cell table:style-name="ce7" office:value-type="float" office:value="20.8712080894093" calcext:value-type="float">
            <text:p>20.8712080894093</text:p>
          </table:table-cell>
          <table:table-cell table:style-name="ce7" office:value-type="float" office:value="22.620670233737" calcext:value-type="float">
            <text:p>22.620670233737</text:p>
          </table:table-cell>
          <table:table-cell table:style-name="ce7" office:value-type="float" office:value="20.515676777976" calcext:value-type="float">
            <text:p>20.515676777976</text:p>
          </table:table-cell>
          <table:table-cell table:style-name="ce7" office:value-type="float" office:value="19.2748538011696" calcext:value-type="float">
            <text:p>19.2748538011696</text:p>
          </table:table-cell>
          <table:table-cell table:style-name="ce7"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4814" calcext:value-type="float">
            <text:p>4814</text:p>
          </table:table-cell>
          <table:table-cell table:style-name="ce7" office:value-type="float" office:value="5453" calcext:value-type="float">
            <text:p>5453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732" calcext:value-type="float">
            <text:p>3732</text:p>
          </table:table-cell>
          <table:table-cell table:style-name="ce7" office:value-type="float" office:value="3817" calcext:value-type="float">
            <text:p>3817</text:p>
          </table:table-cell>
          <table:table-cell table:style-name="ce7"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style-name="ce7" office:value-type="float" office:value="270.025352112676" calcext:value-type="float">
            <text:p>270.025352112676</text:p>
          </table:table-cell>
          <table:table-cell table:style-name="ce7" office:value-type="float" office:value="13.5228500207727" calcext:value-type="float">
            <text:p>13.5228500207727</text:p>
          </table:table-cell>
          <table:table-cell table:style-name="ce7" office:value-type="float" office:value="11.4601136988814" calcext:value-type="float">
            <text:p>11.4601136988814</text:p>
          </table:table-cell>
          <table:table-cell table:style-name="ce7" office:value-type="float" office:value="19.784289276808" calcext:value-type="float">
            <text:p>19.784289276808</text:p>
          </table:table-cell>
          <table:table-cell table:style-name="ce7" office:value-type="float" office:value="21.5790460878885" calcext:value-type="float">
            <text:p>21.5790460878885</text:p>
          </table:table-cell>
          <table:table-cell table:style-name="ce7" office:value-type="float" office:value="21.0335341891538" calcext:value-type="float">
            <text:p>21.0335341891538</text:p>
          </table:table-cell>
          <table:table-cell table:style-name="ce7" office:value-type="float" office:value="19.9871955812202" calcext:value-type="float">
            <text:p>19.9871955812202</text:p>
          </table:table-cell>
          <table:table-cell table:style-name="ce7"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5581" calcext:value-type="float">
            <text:p>5581</text:p>
          </table:table-cell>
          <table:table-cell table:style-name="ce7" office:value-type="float" office:value="5015" calcext:value-type="float">
            <text:p>5015</text:p>
          </table:table-cell>
          <table:table-cell table:style-name="ce7" office:value-type="float" office:value="3890" calcext:value-type="float">
            <text:p>3890</text:p>
          </table:table-cell>
          <table:table-cell table:style-name="ce7" office:value-type="float" office:value="4143" calcext:value-type="float">
            <text:p>4143</text:p>
          </table:table-cell>
          <table:table-cell table:style-name="ce7" office:value-type="float" office:value="3774" calcext:value-type="float">
            <text:p>3774</text:p>
          </table:table-cell>
          <table:table-cell table:style-name="ce7"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style-name="ce7" office:value-type="float" office:value="260.80376344086" calcext:value-type="float">
            <text:p>260.80376344086</text:p>
          </table:table-cell>
          <table:table-cell table:style-name="ce7" office:value-type="float" office:value="11.132234366601" calcext:value-type="float">
            <text:p>11.132234366601</text:p>
          </table:table-cell>
          <table:table-cell table:style-name="ce7" office:value-type="float" office:value="12.1790628115653" calcext:value-type="float">
            <text:p>12.1790628115653</text:p>
          </table:table-cell>
          <table:table-cell table:style-name="ce7" office:value-type="float" office:value="20.5143958868895" calcext:value-type="float">
            <text:p>20.5143958868895</text:p>
          </table:table-cell>
          <table:table-cell table:style-name="ce7" office:value-type="float" office:value="19.1486845281197" calcext:value-type="float">
            <text:p>19.1486845281197</text:p>
          </table:table-cell>
          <table:table-cell table:style-name="ce7" office:value-type="float" office:value="21.6134075251722" calcext:value-type="float">
            <text:p>21.6134075251722</text:p>
          </table:table-cell>
          <table:table-cell table:style-name="ce7" office:value-type="float" office:value="22.4793075466594" calcext:value-type="float">
            <text:p>22.4793075466594</text:p>
          </table:table-cell>
          <table:table-cell table:style-name="ce7"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216" calcext:value-type="float">
            <text:p>5216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4019" calcext:value-type="float">
            <text:p>4019</text:p>
          </table:table-cell>
          <table:table-cell table:style-name="ce7" office:value-type="float" office:value="3673" calcext:value-type="float">
            <text:p>3673</text:p>
          </table:table-cell>
          <table:table-cell table:style-name="ce7"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style-name="ce7" office:value-type="float" office:value="338.472413793103" calcext:value-type="float">
            <text:p>338.472413793103</text:p>
          </table:table-cell>
          <table:table-cell table:style-name="ce7" office:value-type="float" office:value="11.9012653374233" calcext:value-type="float">
            <text:p>11.9012653374233</text:p>
          </table:table-cell>
          <table:table-cell table:style-name="ce7" office:value-type="float" office:value="12.1957099468489" calcext:value-type="float">
            <text:p>12.1957099468489</text:p>
          </table:table-cell>
          <table:table-cell table:style-name="ce7" office:value-type="float" office:value="20.2354887983707" calcext:value-type="float">
            <text:p>20.2354887983707</text:p>
          </table:table-cell>
          <table:table-cell table:style-name="ce7" office:value-type="float" office:value="19.5444140333416" calcext:value-type="float">
            <text:p>19.5444140333416</text:p>
          </table:table-cell>
          <table:table-cell table:style-name="ce7" office:value-type="float" office:value="22.1922134494963" calcext:value-type="float">
            <text:p>22.1922134494963</text:p>
          </table:table-cell>
          <table:table-cell table:style-name="ce7" office:value-type="float" office:value="20.3921417565485" calcext:value-type="float">
            <text:p>20.3921417565485</text:p>
          </table:table-cell>
          <table:table-cell table:style-name="ce7"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409" calcext:value-type="float">
            <text:p>5409</text:p>
          </table:table-cell>
          <table:table-cell table:style-name="ce7" office:value-type="float" office:value="3799" calcext:value-type="float">
            <text:p>379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4078" calcext:value-type="float">
            <text:p>4078</text:p>
          </table:table-cell>
          <table:table-cell table:style-name="ce7"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style-name="ce7" office:value-type="float" office:value="282.852852852853" calcext:value-type="float">
            <text:p>282.852852852853</text:p>
          </table:table-cell>
          <table:table-cell table:style-name="ce7" office:value-type="float" office:value="12.1281609195402" calcext:value-type="float">
            <text:p>12.1281609195402</text:p>
          </table:table-cell>
          <table:table-cell table:style-name="ce7" office:value-type="float" office:value="11.5060085043446" calcext:value-type="float">
            <text:p>11.5060085043446</text:p>
          </table:table-cell>
          <table:table-cell table:style-name="ce7" office:value-type="float" office:value="20.9507765201369" calcext:value-type="float">
            <text:p>20.9507765201369</text:p>
          </table:table-cell>
          <table:table-cell table:style-name="ce7" office:value-type="float" office:value="21.8503937007874" calcext:value-type="float">
            <text:p>21.8503937007874</text:p>
          </table:table-cell>
          <table:table-cell table:style-name="ce7" office:value-type="float" office:value="19.6763119176067" calcext:value-type="float">
            <text:p>19.6763119176067</text:p>
          </table:table-cell>
          <table:table-cell table:style-name="ce7" office:value-type="float" office:value="21.9328660016177" calcext:value-type="float">
            <text:p>21.9328660016177</text:p>
          </table:table-cell>
          <table:table-cell table:style-name="ce7"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5362" calcext:value-type="float">
            <text:p>5362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3574" calcext:value-type="float">
            <text:p>3574</text:p>
          </table:table-cell>
          <table:table-cell table:style-name="ce7" office:value-type="float" office:value="4161" calcext:value-type="float">
            <text:p>4161</text:p>
          </table:table-cell>
          <table:table-cell table:style-name="ce7" office:value-type="float" office:value="3747" calcext:value-type="float">
            <text:p>3747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style-name="ce7" office:value-type="float" office:value="268.842565597668" calcext:value-type="float">
            <text:p>268.842565597668</text:p>
          </table:table-cell>
          <table:table-cell table:style-name="ce7" office:value-type="float" office:value="11.3604998135024" calcext:value-type="float">
            <text:p>11.3604998135024</text:p>
          </table:table-cell>
          <table:table-cell table:style-name="ce7" office:value-type="float" office:value="11.9660952380952" calcext:value-type="float">
            <text:p>11.9660952380952</text:p>
          </table:table-cell>
          <table:table-cell table:style-name="ce7" office:value-type="float" office:value="22.9832120872971" calcext:value-type="float">
            <text:p>22.9832120872971</text:p>
          </table:table-cell>
          <table:table-cell table:style-name="ce7" office:value-type="float" office:value="18.5974525354482" calcext:value-type="float">
            <text:p>18.5974525354482</text:p>
          </table:table-cell>
          <table:table-cell table:style-name="ce7" office:value-type="float" office:value="21.8566853482786" calcext:value-type="float">
            <text:p>21.8566853482786</text:p>
          </table:table-cell>
          <table:table-cell table:style-name="ce7" office:value-type="float" office:value="18.036214953271" calcext:value-type="float">
            <text:p>18.036214953271</text:p>
          </table:table-cell>
          <table:table-cell table:style-name="ce7"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5385" calcext:value-type="float">
            <text:p>5385</text:p>
          </table:table-cell>
          <table:table-cell table:style-name="ce7" office:value-type="float" office:value="5171" calcext:value-type="float">
            <text:p>5171</text:p>
          </table:table-cell>
          <table:table-cell table:style-name="ce7" office:value-type="float" office:value="3847" calcext:value-type="float">
            <text:p>3847</text:p>
          </table:table-cell>
          <table:table-cell table:style-name="ce7" office:value-type="float" office:value="4081" calcext:value-type="float">
            <text:p>4081</text:p>
          </table:table-cell>
          <table:table-cell table:style-name="ce7" office:value-type="float" office:value="3975" calcext:value-type="float">
            <text:p>3975</text:p>
          </table:table-cell>
          <table:table-cell table:style-name="ce7"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style-name="ce7" office:value-type="float" office:value="284.614925373134" calcext:value-type="float">
            <text:p>284.614925373134</text:p>
          </table:table-cell>
          <table:table-cell table:style-name="ce7" office:value-type="float" office:value="11.9478180129991" calcext:value-type="float">
            <text:p>11.9478180129991</text:p>
          </table:table-cell>
          <table:table-cell table:style-name="ce7" office:value-type="float" office:value="12.3610520208857" calcext:value-type="float">
            <text:p>12.3610520208857</text:p>
          </table:table-cell>
          <table:table-cell table:style-name="ce7" office:value-type="float" office:value="21.0132570834416" calcext:value-type="float">
            <text:p>21.0132570834416</text:p>
          </table:table-cell>
          <table:table-cell table:style-name="ce7" office:value-type="float" office:value="19.1276647880421" calcext:value-type="float">
            <text:p>19.1276647880421</text:p>
          </table:table-cell>
          <table:table-cell table:style-name="ce7" office:value-type="float" office:value="20.4155974842767" calcext:value-type="float">
            <text:p>20.4155974842767</text:p>
          </table:table-cell>
          <table:table-cell table:style-name="ce7" office:value-type="float" office:value="20.0081140890091" calcext:value-type="float">
            <text:p>20.0081140890091</text:p>
          </table:table-cell>
          <table:table-cell table:style-name="ce7"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float" office:value="3820" calcext:value-type="float">
            <text:p>3820</text:p>
          </table:table-cell>
          <table:table-cell table:style-name="ce7" office:value-type="float" office:value="4095" calcext:value-type="float">
            <text:p>4095</text:p>
          </table:table-cell>
          <table:table-cell table:style-name="ce7" office:value-type="float" office:value="3686" calcext:value-type="float">
            <text:p>3686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style-name="ce7" office:value-type="float" office:value="282.212209302326" calcext:value-type="float">
            <text:p>282.212209302326</text:p>
          </table:table-cell>
          <table:table-cell table:style-name="ce7" office:value-type="float" office:value="12.6645607107601" calcext:value-type="float">
            <text:p>12.6645607107601</text:p>
          </table:table-cell>
          <table:table-cell table:style-name="ce7" office:value-type="float" office:value="11.9297843922916" calcext:value-type="float">
            <text:p>11.9297843922916</text:p>
          </table:table-cell>
          <table:table-cell table:style-name="ce7" office:value-type="float" office:value="21.6623036649215" calcext:value-type="float">
            <text:p>21.6623036649215</text:p>
          </table:table-cell>
          <table:table-cell table:style-name="ce7" office:value-type="float" office:value="19.0730158730159" calcext:value-type="float">
            <text:p>19.0730158730159</text:p>
          </table:table-cell>
          <table:table-cell table:style-name="ce7" office:value-type="float" office:value="22.3415626695605" calcext:value-type="float">
            <text:p>22.3415626695605</text:p>
          </table:table-cell>
          <table:table-cell table:style-name="ce7" office:value-type="float" office:value="18.281308411215" calcext:value-type="float">
            <text:p>18.281308411215</text:p>
          </table:table-cell>
          <table:table-cell table:style-name="ce7"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5312" calcext:value-type="float">
            <text:p>5312</text:p>
          </table:table-cell>
          <table:table-cell table:style-name="ce7" office:value-type="float" office:value="5464" calcext:value-type="float">
            <text:p>5464</text:p>
          </table:table-cell>
          <table:table-cell table:style-name="ce7" office:value-type="float" office:value="3983" calcext:value-type="float">
            <text:p>3983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3584" calcext:value-type="float">
            <text:p>3584</text:p>
          </table:table-cell>
          <table:table-cell table:style-name="ce7"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style-name="ce7" office:value-type="float" office:value="278.92082111437" calcext:value-type="float">
            <text:p>278.92082111437</text:p>
          </table:table-cell>
          <table:table-cell table:style-name="ce7" office:value-type="float" office:value="11.6150225903614" calcext:value-type="float">
            <text:p>11.6150225903614</text:p>
          </table:table-cell>
          <table:table-cell table:style-name="ce7" office:value-type="float" office:value="11.5362371888726" calcext:value-type="float">
            <text:p>11.5362371888726</text:p>
          </table:table-cell>
          <table:table-cell table:style-name="ce7" office:value-type="float" office:value="21.0060256088376" calcext:value-type="float">
            <text:p>21.0060256088376</text:p>
          </table:table-cell>
          <table:table-cell table:style-name="ce7" office:value-type="float" office:value="19.087723537941" calcext:value-type="float">
            <text:p>19.087723537941</text:p>
          </table:table-cell>
          <table:table-cell table:style-name="ce7" office:value-type="float" office:value="22.8582589285714" calcext:value-type="float">
            <text:p>22.8582589285714</text:p>
          </table:table-cell>
          <table:table-cell table:style-name="ce7" office:value-type="float" office:value="20.4531920262427" calcext:value-type="float">
            <text:p>20.4531920262427</text:p>
          </table:table-cell>
          <table:table-cell table:style-name="ce7"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5482" calcext:value-type="float">
            <text:p>5482</text:p>
          </table:table-cell>
          <table:table-cell table:style-name="ce7" office:value-type="float" office:value="3949" calcext:value-type="float">
            <text:p>3949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style-name="ce7" office:value-type="float" office:value="234.16957605985" calcext:value-type="float">
            <text:p>234.16957605985</text:p>
          </table:table-cell>
          <table:table-cell table:style-name="ce7" office:value-type="float" office:value="11.6390476190476" calcext:value-type="float">
            <text:p>11.6390476190476</text:p>
          </table:table-cell>
          <table:table-cell table:style-name="ce7" office:value-type="float" office:value="11.6167457132433" calcext:value-type="float">
            <text:p>11.6167457132433</text:p>
          </table:table-cell>
          <table:table-cell table:style-name="ce7" office:value-type="float" office:value="20.1190174727779" calcext:value-type="float">
            <text:p>20.1190174727779</text:p>
          </table:table-cell>
          <table:table-cell table:style-name="ce7" office:value-type="float" office:value="18.2084831056794" calcext:value-type="float">
            <text:p>18.2084831056794</text:p>
          </table:table-cell>
          <table:table-cell table:style-name="ce7" office:value-type="float" office:value="22.3659480375898" calcext:value-type="float">
            <text:p>22.3659480375898</text:p>
          </table:table-cell>
          <table:table-cell table:style-name="ce7" office:value-type="float" office:value="19.5866238894373" calcext:value-type="float">
            <text:p>19.5866238894373</text:p>
          </table:table-cell>
          <table:table-cell table:style-name="ce7"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5317" calcext:value-type="float">
            <text:p>5317</text:p>
          </table:table-cell>
          <table:table-cell table:style-name="ce7" office:value-type="float" office:value="5176" calcext:value-type="float">
            <text:p>5176</text:p>
          </table:table-cell>
          <table:table-cell table:style-name="ce7" office:value-type="float" office:value="3759" calcext:value-type="float">
            <text:p>375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3837" calcext:value-type="float">
            <text:p>3837</text:p>
          </table:table-cell>
          <table:table-cell table:style-name="ce7"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style-name="ce7" office:value-type="float" office:value="309.1926910299" calcext:value-type="float">
            <text:p>309.1926910299</text:p>
          </table:table-cell>
          <table:table-cell table:style-name="ce7" office:value-type="float" office:value="11.6955049840135" calcext:value-type="float">
            <text:p>11.6955049840135</text:p>
          </table:table-cell>
          <table:table-cell table:style-name="ce7" office:value-type="float" office:value="11.955370942813" calcext:value-type="float">
            <text:p>11.955370942813</text:p>
          </table:table-cell>
          <table:table-cell table:style-name="ce7" office:value-type="float" office:value="21.6432561851556" calcext:value-type="float">
            <text:p>21.6432561851556</text:p>
          </table:table-cell>
          <table:table-cell table:style-name="ce7" office:value-type="float" office:value="22.0442573988596" calcext:value-type="float">
            <text:p>22.0442573988596</text:p>
          </table:table-cell>
          <table:table-cell table:style-name="ce7" office:value-type="float" office:value="20.7412040656763" calcext:value-type="float">
            <text:p>20.7412040656763</text:p>
          </table:table-cell>
          <table:table-cell table:style-name="ce7" office:value-type="float" office:value="22.0856368563686" calcext:value-type="float">
            <text:p>22.0856368563686</text:p>
          </table:table-cell>
          <table:table-cell table:style-name="ce7"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183" calcext:value-type="float">
            <text:p>5183</text:p>
          </table:table-cell>
          <table:table-cell table:style-name="ce7" office:value-type="float" office:value="5548" calcext:value-type="float">
            <text:p>5548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office:value-type="float" office:value="3455" calcext:value-type="float">
            <text:p>3455</text:p>
          </table:table-cell>
          <table:table-cell table:style-name="ce7"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style-name="ce7" office:value-type="float" office:value="261.873315363881" calcext:value-type="float">
            <text:p>261.873315363881</text:p>
          </table:table-cell>
          <table:table-cell table:style-name="ce7" office:value-type="float" office:value="11.9330503569361" calcext:value-type="float">
            <text:p>11.9330503569361</text:p>
          </table:table-cell>
          <table:table-cell table:style-name="ce7" office:value-type="float" office:value="11.4435832732516" calcext:value-type="float">
            <text:p>11.4435832732516</text:p>
          </table:table-cell>
          <table:table-cell table:style-name="ce7" office:value-type="float" office:value="19.0530622365485" calcext:value-type="float">
            <text:p>19.0530622365485</text:p>
          </table:table-cell>
          <table:table-cell table:style-name="ce7" office:value-type="float" office:value="19.2013888888889" calcext:value-type="float">
            <text:p>19.2013888888889</text:p>
          </table:table-cell>
          <table:table-cell table:style-name="ce7" office:value-type="float" office:value="23.9583212735166" calcext:value-type="float">
            <text:p>23.9583212735166</text:p>
          </table:table-cell>
          <table:table-cell table:style-name="ce7" office:value-type="float" office:value="17.9434742647059" calcext:value-type="float">
            <text:p>17.9434742647059</text:p>
          </table:table-cell>
          <table:table-cell table:style-name="ce7"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326" calcext:value-type="float">
            <text:p>5326</text:p>
          </table:table-cell>
          <table:table-cell table:style-name="ce7" office:value-type="float" office:value="5379" calcext:value-type="float">
            <text:p>5379</text:p>
          </table:table-cell>
          <table:table-cell table:style-name="ce7" office:value-type="float" office:value="3604" calcext:value-type="float">
            <text:p>3604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style-name="ce7" office:value-type="float" office:value="260.811320754717" calcext:value-type="float">
            <text:p>260.811320754717</text:p>
          </table:table-cell>
          <table:table-cell table:style-name="ce7" office:value-type="float" office:value="11.8191888847165" calcext:value-type="float">
            <text:p>11.8191888847165</text:p>
          </table:table-cell>
          <table:table-cell table:style-name="ce7" office:value-type="float" office:value="11.6793084216397" calcext:value-type="float">
            <text:p>11.6793084216397</text:p>
          </table:table-cell>
          <table:table-cell table:style-name="ce7" office:value-type="float" office:value="22.8706992230855" calcext:value-type="float">
            <text:p>22.8706992230855</text:p>
          </table:table-cell>
          <table:table-cell table:style-name="ce7" office:value-type="float" office:value="20.10625" calcext:value-type="float">
            <text:p>20.10625</text:p>
          </table:table-cell>
          <table:table-cell table:style-name="ce7" office:value-type="float" office:value="22.9232021709634" calcext:value-type="float">
            <text:p>22.9232021709634</text:p>
          </table:table-cell>
          <table:table-cell table:style-name="ce7" office:value-type="float" office:value="21.3401001845505" calcext:value-type="float">
            <text:p>21.3401001845505</text:p>
          </table:table-cell>
          <table:table-cell table:style-name="ce7"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5518" calcext:value-type="float">
            <text:p>5518</text:p>
          </table:table-cell>
          <table:table-cell table:style-name="ce7" office:value-type="float" office:value="5710" calcext:value-type="float">
            <text:p>5710</text:p>
          </table:table-cell>
          <table:table-cell table:style-name="ce7" office:value-type="float" office:value="5146" calcext:value-type="float">
            <text:p>5146</text:p>
          </table:table-cell>
          <table:table-cell table:style-name="ce7" office:value-type="float" office:value="5224" calcext:value-type="float">
            <text:p>5224</text:p>
          </table:table-cell>
          <table:table-cell table:style-name="ce7" office:value-type="float" office:value="4995" calcext:value-type="float">
            <text:p>4995</text:p>
          </table:table-cell>
          <table:table-cell table:style-name="ce7"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style-name="ce7" office:value-type="float" office:value="236.874686716792" calcext:value-type="float">
            <text:p>236.874686716792</text:p>
          </table:table-cell>
          <table:table-cell table:style-name="ce7" office:value-type="float" office:value="11.3544762595143" calcext:value-type="float">
            <text:p>11.3544762595143</text:p>
          </table:table-cell>
          <table:table-cell table:style-name="ce7" office:value-type="float" office:value="10.7936952714536" calcext:value-type="float">
            <text:p>10.7936952714536</text:p>
          </table:table-cell>
          <table:table-cell table:style-name="ce7" office:value-type="float" office:value="13.9632724446172" calcext:value-type="float">
            <text:p>13.9632724446172</text:p>
          </table:table-cell>
          <table:table-cell table:style-name="ce7" office:value-type="float" office:value="13.8428407350689" calcext:value-type="float">
            <text:p>13.8428407350689</text:p>
          </table:table-cell>
          <table:table-cell table:style-name="ce7" office:value-type="float" office:value="14.2796796796797" calcext:value-type="float">
            <text:p>14.2796796796797</text:p>
          </table:table-cell>
          <table:table-cell table:style-name="ce7" office:value-type="float" office:value="14.283887987013" calcext:value-type="float">
            <text:p>14.283887987013</text:p>
          </table:table-cell>
          <table:table-cell table:style-name="ce7"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904" calcext:value-type="float">
            <text:p>5904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5152" calcext:value-type="float">
            <text:p>5152</text:p>
          </table:table-cell>
          <table:table-cell table:style-name="ce7" office:value-type="float" office:value="4694" calcext:value-type="float">
            <text:p>4694</text:p>
          </table:table-cell>
          <table:table-cell table:style-name="ce7"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style-name="ce7" office:value-type="float" office:value="249.008086253369" calcext:value-type="float">
            <text:p>249.008086253369</text:p>
          </table:table-cell>
          <table:table-cell table:style-name="ce7" office:value-type="float" office:value="10.2607377463365" calcext:value-type="float">
            <text:p>10.2607377463365</text:p>
          </table:table-cell>
          <table:table-cell table:style-name="ce7" office:value-type="float" office:value="10.3558604336043" calcext:value-type="float">
            <text:p>10.3558604336043</text:p>
          </table:table-cell>
          <table:table-cell table:style-name="ce7" office:value-type="float" office:value="14.3774451097804" calcext:value-type="float">
            <text:p>14.3774451097804</text:p>
          </table:table-cell>
          <table:table-cell table:style-name="ce7" office:value-type="float" office:value="13.7503881987578" calcext:value-type="float">
            <text:p>13.7503881987578</text:p>
          </table:table-cell>
          <table:table-cell table:style-name="ce7" office:value-type="float" office:value="15.6821474222412" calcext:value-type="float">
            <text:p>15.6821474222412</text:p>
          </table:table-cell>
          <table:table-cell table:style-name="ce7" office:value-type="float" office:value="13.6554027504912" calcext:value-type="float">
            <text:p>13.6554027504912</text:p>
          </table:table-cell>
          <table:table-cell table:style-name="ce7"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417" calcext:value-type="float">
            <text:p>5417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4844" calcext:value-type="float">
            <text:p>4844</text:p>
          </table:table-cell>
          <table:table-cell table:style-name="ce7" office:value-type="float" office:value="4769" calcext:value-type="float">
            <text:p>4769</text:p>
          </table:table-cell>
          <table:table-cell table:style-name="ce7" office:value-type="float" office:value="4781" calcext:value-type="float">
            <text:p>4781</text:p>
          </table:table-cell>
          <table:table-cell table:style-name="ce7"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style-name="ce7" office:value-type="float" office:value="280.517647058823" calcext:value-type="float">
            <text:p>280.517647058823</text:p>
          </table:table-cell>
          <table:table-cell table:style-name="ce7" office:value-type="float" office:value="11.2848440095994" calcext:value-type="float">
            <text:p>11.2848440095994</text:p>
          </table:table-cell>
          <table:table-cell table:style-name="ce7" office:value-type="float" office:value="10.4634807659719" calcext:value-type="float">
            <text:p>10.4634807659719</text:p>
          </table:table-cell>
          <table:table-cell table:style-name="ce7" office:value-type="float" office:value="14.5881502890173" calcext:value-type="float">
            <text:p>14.5881502890173</text:p>
          </table:table-cell>
          <table:table-cell table:style-name="ce7" office:value-type="float" office:value="14.0352275110086" calcext:value-type="float">
            <text:p>14.0352275110086</text:p>
          </table:table-cell>
          <table:table-cell table:style-name="ce7" office:value-type="float" office:value="14.5908805689186" calcext:value-type="float">
            <text:p>14.5908805689186</text:p>
          </table:table-cell>
          <table:table-cell table:style-name="ce7" office:value-type="float" office:value="13.0316587677725" calcext:value-type="float">
            <text:p>13.0316587677725</text:p>
          </table:table-cell>
          <table:table-cell table:style-name="ce7"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5476" calcext:value-type="float">
            <text:p>5476</text:p>
          </table:table-cell>
          <table:table-cell table:style-name="ce7" office:value-type="float" office:value="5709" calcext:value-type="float">
            <text:p>5709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061" calcext:value-type="float">
            <text:p>5061</text:p>
          </table:table-cell>
          <table:table-cell table:style-name="ce7" office:value-type="float" office:value="4673" calcext:value-type="float">
            <text:p>4673</text:p>
          </table:table-cell>
          <table:table-cell table:style-name="ce7"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style-name="ce7" office:value-type="float" office:value="266.347578347578" calcext:value-type="float">
            <text:p>266.347578347578</text:p>
          </table:table-cell>
          <table:table-cell table:style-name="ce7" office:value-type="float" office:value="10.7671658144631" calcext:value-type="float">
            <text:p>10.7671658144631</text:p>
          </table:table-cell>
          <table:table-cell table:style-name="ce7" office:value-type="float" office:value="10.8117008232615" calcext:value-type="float">
            <text:p>10.8117008232615</text:p>
          </table:table-cell>
          <table:table-cell table:style-name="ce7" office:value-type="float" office:value="14.5797404771871" calcext:value-type="float">
            <text:p>14.5797404771871</text:p>
          </table:table-cell>
          <table:table-cell table:style-name="ce7" office:value-type="float" office:value="13.6034380557202" calcext:value-type="float">
            <text:p>13.6034380557202</text:p>
          </table:table-cell>
          <table:table-cell table:style-name="ce7" office:value-type="float" office:value="15.9094799914402" calcext:value-type="float">
            <text:p>15.9094799914402</text:p>
          </table:table-cell>
          <table:table-cell table:style-name="ce7" office:value-type="float" office:value="14.3138967899228" calcext:value-type="float">
            <text:p>14.3138967899228</text:p>
          </table:table-cell>
          <table:table-cell table:style-name="ce7"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5691" calcext:value-type="float">
            <text:p>5691</text:p>
          </table:table-cell>
          <table:table-cell table:style-name="ce7" office:value-type="float" office:value="5298" calcext:value-type="float">
            <text:p>5298</text:p>
          </table:table-cell>
          <table:table-cell table:style-name="ce7" office:value-type="float" office:value="4718" calcext:value-type="float">
            <text:p>4718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4599" calcext:value-type="float">
            <text:p>4599</text:p>
          </table:table-cell>
          <table:table-cell table:style-name="ce7"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style-name="ce7" office:value-type="float" office:value="258.479452054795" calcext:value-type="float">
            <text:p>258.479452054795</text:p>
          </table:table-cell>
          <table:table-cell table:style-name="ce7" office:value-type="float" office:value="10.5622913371991" calcext:value-type="float">
            <text:p>10.5622913371991</text:p>
          </table:table-cell>
          <table:table-cell table:style-name="ce7" office:value-type="float" office:value="11.4871649679124" calcext:value-type="float">
            <text:p>11.4871649679124</text:p>
          </table:table-cell>
          <table:table-cell table:style-name="ce7" office:value-type="float" office:value="15.0951674438321" calcext:value-type="float">
            <text:p>15.0951674438321</text:p>
          </table:table-cell>
          <table:table-cell table:style-name="ce7" office:value-type="float" office:value="14.1972111553785" calcext:value-type="float">
            <text:p>14.1972111553785</text:p>
          </table:table-cell>
          <table:table-cell table:style-name="ce7" office:value-type="float" office:value="15.6492715807784" calcext:value-type="float">
            <text:p>15.6492715807784</text:p>
          </table:table-cell>
          <table:table-cell table:style-name="ce7" office:value-type="float" office:value="14.4082208341729" calcext:value-type="float">
            <text:p>14.4082208341729</text:p>
          </table:table-cell>
          <table:table-cell table:style-name="ce7"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5722" calcext:value-type="float">
            <text:p>5722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4895" calcext:value-type="float">
            <text:p>4895</text:p>
          </table:table-cell>
          <table:table-cell table:style-name="ce7" office:value-type="float" office:value="5097" calcext:value-type="float">
            <text:p>5097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style-name="ce7" office:value-type="float" office:value="243.450248756219" calcext:value-type="float">
            <text:p>243.450248756219</text:p>
          </table:table-cell>
          <table:table-cell table:style-name="ce7" office:value-type="float" office:value="10.4727368053128" calcext:value-type="float">
            <text:p>10.4727368053128</text:p>
          </table:table-cell>
          <table:table-cell table:style-name="ce7" office:value-type="float" office:value="10.2285904698434" calcext:value-type="float">
            <text:p>10.2285904698434</text:p>
          </table:table-cell>
          <table:table-cell table:style-name="ce7" office:value-type="float" office:value="14.4406537282942" calcext:value-type="float">
            <text:p>14.4406537282942</text:p>
          </table:table-cell>
          <table:table-cell table:style-name="ce7" office:value-type="float" office:value="13.2322935059839" calcext:value-type="float">
            <text:p>13.2322935059839</text:p>
          </table:table-cell>
          <table:table-cell table:style-name="ce7" office:value-type="float" office:value="13.6375984251969" calcext:value-type="float">
            <text:p>13.6375984251969</text:p>
          </table:table-cell>
          <table:table-cell table:style-name="ce7" office:value-type="float" office:value="13.9111111111111" calcext:value-type="float">
            <text:p>13.9111111111111</text:p>
          </table:table-cell>
          <table:table-cell table:style-name="ce7"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765" calcext:value-type="float">
            <text:p>5765</text:p>
          </table:table-cell>
          <table:table-cell table:style-name="ce7" office:value-type="float" office:value="4963" calcext:value-type="float">
            <text:p>4963</text:p>
          </table:table-cell>
          <table:table-cell table:style-name="ce7" office:value-type="float" office:value="4985" calcext:value-type="float">
            <text:p>4985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style-name="ce7" office:value-type="float" office:value="319.672131147541" calcext:value-type="float">
            <text:p>319.672131147541</text:p>
          </table:table-cell>
          <table:table-cell table:style-name="ce7" office:value-type="float" office:value="10.254632807138" calcext:value-type="float">
            <text:p>10.254632807138</text:p>
          </table:table-cell>
          <table:table-cell table:style-name="ce7" office:value-type="float" office:value="10.4633130962706" calcext:value-type="float">
            <text:p>10.4633130962706</text:p>
          </table:table-cell>
          <table:table-cell table:style-name="ce7" office:value-type="float" office:value="14.2685875478541" calcext:value-type="float">
            <text:p>14.2685875478541</text:p>
          </table:table-cell>
          <table:table-cell table:style-name="ce7" office:value-type="float" office:value="14.4659979939819" calcext:value-type="float">
            <text:p>14.4659979939819</text:p>
          </table:table-cell>
          <table:table-cell table:style-name="ce7" office:value-type="float" office:value="15.1236987140233" calcext:value-type="float">
            <text:p>15.1236987140233</text:p>
          </table:table-cell>
          <table:table-cell table:style-name="ce7" office:value-type="float" office:value="14.4710643464185" calcext:value-type="float">
            <text:p>14.4710643464185</text:p>
          </table:table-cell>
          <table:table-cell table:style-name="ce7"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4867" calcext:value-type="float">
            <text:p>4867</text:p>
          </table:table-cell>
          <table:table-cell table:style-name="ce7" office:value-type="float" office:value="5132" calcext:value-type="float">
            <text:p>5132</text:p>
          </table:table-cell>
          <table:table-cell table:style-name="ce7" office:value-type="float" office:value="4615" calcext:value-type="float">
            <text:p>4615</text:p>
          </table:table-cell>
          <table:table-cell table:style-name="ce7"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style-name="ce7" office:value-type="float" office:value="253.264305177112" calcext:value-type="float">
            <text:p>253.264305177112</text:p>
          </table:table-cell>
          <table:table-cell table:style-name="ce7" office:value-type="float" office:value="10.3540554503186" calcext:value-type="float">
            <text:p>10.3540554503186</text:p>
          </table:table-cell>
          <table:table-cell table:style-name="ce7" office:value-type="float" office:value="10.421442092583" calcext:value-type="float">
            <text:p>10.421442092583</text:p>
          </table:table-cell>
          <table:table-cell table:style-name="ce7" office:value-type="float" office:value="14.4684610643107" calcext:value-type="float">
            <text:p>14.4684610643107</text:p>
          </table:table-cell>
          <table:table-cell table:style-name="ce7" office:value-type="float" office:value="13.2891660171473" calcext:value-type="float">
            <text:p>13.2891660171473</text:p>
          </table:table-cell>
          <table:table-cell table:style-name="ce7" office:value-type="float" office:value="15.4305525460455" calcext:value-type="float">
            <text:p>15.4305525460455</text:p>
          </table:table-cell>
          <table:table-cell table:style-name="ce7" office:value-type="float" office:value="13.4137668758319" calcext:value-type="float">
            <text:p>13.4137668758319</text:p>
          </table:table-cell>
          <table:table-cell table:style-name="ce7"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5335" calcext:value-type="float">
            <text:p>5335</text:p>
          </table:table-cell>
          <table:table-cell table:style-name="ce7" office:value-type="float" office:value="4954" calcext:value-type="float">
            <text:p>4954</text:p>
          </table:table-cell>
          <table:table-cell table:style-name="ce7" office:value-type="float" office:value="5403" calcext:value-type="float">
            <text:p>5403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style-name="ce7" office:value-type="float" office:value="246.846354166667" calcext:value-type="float">
            <text:p>246.846354166667</text:p>
          </table:table-cell>
          <table:table-cell table:style-name="ce7" office:value-type="float" office:value="11.0294117647059" calcext:value-type="float">
            <text:p>11.0294117647059</text:p>
          </table:table-cell>
          <table:table-cell table:style-name="ce7" office:value-type="float" office:value="11.4253045923149" calcext:value-type="float">
            <text:p>11.4253045923149</text:p>
          </table:table-cell>
          <table:table-cell table:style-name="ce7" office:value-type="float" office:value="14.5401695599516" calcext:value-type="float">
            <text:p>14.5401695599516</text:p>
          </table:table-cell>
          <table:table-cell table:style-name="ce7" office:value-type="float" office:value="12.8236165093467" calcext:value-type="float">
            <text:p>12.8236165093467</text:p>
          </table:table-cell>
          <table:table-cell table:style-name="ce7" office:value-type="float" office:value="14.3769137792103" calcext:value-type="float">
            <text:p>14.3769137792103</text:p>
          </table:table-cell>
          <table:table-cell table:style-name="ce7" office:value-type="float" office:value="12.7793696275072" calcext:value-type="float">
            <text:p>12.7793696275072</text:p>
          </table:table-cell>
          <table:table-cell table:style-name="ce7"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5405" calcext:value-type="float">
            <text:p>540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5006" calcext:value-type="float">
            <text:p>5006</text:p>
          </table:table-cell>
          <table:table-cell table:style-name="ce7" office:value-type="float" office:value="4815" calcext:value-type="float">
            <text:p>4815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style-name="ce7" office:value-type="float" office:value="263.386554621849" calcext:value-type="float">
            <text:p>263.386554621849</text:p>
          </table:table-cell>
          <table:table-cell table:style-name="ce7" office:value-type="float" office:value="11.3074930619797" calcext:value-type="float">
            <text:p>11.3074930619797</text:p>
          </table:table-cell>
          <table:table-cell table:style-name="ce7" office:value-type="float" office:value="11.0937846836848" calcext:value-type="float">
            <text:p>11.0937846836848</text:p>
          </table:table-cell>
          <table:table-cell table:style-name="ce7" office:value-type="float" office:value="14.0369556532161" calcext:value-type="float">
            <text:p>14.0369556532161</text:p>
          </table:table-cell>
          <table:table-cell table:style-name="ce7" office:value-type="float" office:value="13.9796469366563" calcext:value-type="float">
            <text:p>13.9796469366563</text:p>
          </table:table-cell>
          <table:table-cell table:style-name="ce7" office:value-type="float" office:value="14.1980257856567" calcext:value-type="float">
            <text:p>14.1980257856567</text:p>
          </table:table-cell>
          <table:table-cell table:style-name="ce7" office:value-type="float" office:value="14.229754414451" calcext:value-type="float">
            <text:p>14.229754414451</text:p>
          </table:table-cell>
          <table:table-cell table:style-name="ce7"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554" calcext:value-type="float">
            <text:p>5554</text:p>
          </table:table-cell>
          <table:table-cell table:style-name="ce7" office:value-type="float" office:value="5592" calcext:value-type="float">
            <text:p>559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208" calcext:value-type="float">
            <text:p>5208</text:p>
          </table:table-cell>
          <table:table-cell table:style-name="ce7" office:value-type="float" office:value="5090" calcext:value-type="float">
            <text:p>5090</text:p>
          </table:table-cell>
          <table:table-cell table:style-name="ce7"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style-name="ce7" office:value-type="float" office:value="220.080275229358" calcext:value-type="float">
            <text:p>220.080275229358</text:p>
          </table:table-cell>
          <table:table-cell table:style-name="ce7" office:value-type="float" office:value="10.6555635577962" calcext:value-type="float">
            <text:p>10.6555635577962</text:p>
          </table:table-cell>
          <table:table-cell table:style-name="ce7" office:value-type="float" office:value="11.0722460658083" calcext:value-type="float">
            <text:p>11.0722460658083</text:p>
          </table:table-cell>
          <table:table-cell table:style-name="ce7" office:value-type="float" office:value="13.899" calcext:value-type="float">
            <text:p>13.899</text:p>
          </table:table-cell>
          <table:table-cell table:style-name="ce7" office:value-type="float" office:value="13.4975038402458" calcext:value-type="float">
            <text:p>13.4975038402458</text:p>
          </table:table-cell>
          <table:table-cell table:style-name="ce7" office:value-type="float" office:value="14.1634577603143" calcext:value-type="float">
            <text:p>14.1634577603143</text:p>
          </table:table-cell>
          <table:table-cell table:style-name="ce7" office:value-type="float" office:value="14.0088602496979" calcext:value-type="float">
            <text:p>14.0088602496979</text:p>
          </table:table-cell>
          <table:table-cell table:style-name="ce7"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883" calcext:value-type="float">
            <text:p>5883</text:p>
          </table:table-cell>
          <table:table-cell table:style-name="ce7" office:value-type="float" office:value="5524" calcext:value-type="float">
            <text:p>5524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172" calcext:value-type="float">
            <text:p>5172</text:p>
          </table:table-cell>
          <table:table-cell table:style-name="ce7"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style-name="ce7" office:value-type="float" office:value="271.462857142857" calcext:value-type="float">
            <text:p>271.462857142857</text:p>
          </table:table-cell>
          <table:table-cell table:style-name="ce7" office:value-type="float" office:value="10.4468808431073" calcext:value-type="float">
            <text:p>10.4468808431073</text:p>
          </table:table-cell>
          <table:table-cell table:style-name="ce7" office:value-type="float" office:value="11.0438088341781" calcext:value-type="float">
            <text:p>11.0438088341781</text:p>
          </table:table-cell>
          <table:table-cell table:style-name="ce7" office:value-type="float" office:value="14.0251636661211" calcext:value-type="float">
            <text:p>14.0251636661211</text:p>
          </table:table-cell>
          <table:table-cell table:style-name="ce7" office:value-type="float" office:value="14.3190447030006" calcext:value-type="float">
            <text:p>14.3190447030006</text:p>
          </table:table-cell>
          <table:table-cell table:style-name="ce7" office:value-type="float" office:value="13.450309358082" calcext:value-type="float">
            <text:p>13.450309358082</text:p>
          </table:table-cell>
          <table:table-cell table:style-name="ce7" office:value-type="float" office:value="14.4608285479902" calcext:value-type="float">
            <text:p>14.4608285479902</text:p>
          </table:table-cell>
          <table:table-cell table:style-name="ce7"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108" calcext:value-type="float">
            <text:p>5108</text:p>
          </table:table-cell>
          <table:table-cell table:style-name="ce7" office:value-type="float" office:value="5136" calcext:value-type="float">
            <text:p>5136</text:p>
          </table:table-cell>
          <table:table-cell table:style-name="ce7" office:value-type="float" office:value="4987" calcext:value-type="float">
            <text:p>4987</text:p>
          </table:table-cell>
          <table:table-cell table:style-name="ce7"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style-name="ce7" office:value-type="float" office:value="231.009852216749" calcext:value-type="float">
            <text:p>231.009852216749</text:p>
          </table:table-cell>
          <table:table-cell table:style-name="ce7" office:value-type="float" office:value="10.0733773936621" calcext:value-type="float">
            <text:p>10.0733773936621</text:p>
          </table:table-cell>
          <table:table-cell table:style-name="ce7" office:value-type="float" office:value="10.2148550110226" calcext:value-type="float">
            <text:p>10.2148550110226</text:p>
          </table:table-cell>
          <table:table-cell table:style-name="ce7" office:value-type="float" office:value="14.0661707126077" calcext:value-type="float">
            <text:p>14.0661707126077</text:p>
          </table:table-cell>
          <table:table-cell table:style-name="ce7" office:value-type="float" office:value="13.922507788162" calcext:value-type="float">
            <text:p>13.922507788162</text:p>
          </table:table-cell>
          <table:table-cell table:style-name="ce7" office:value-type="float" office:value="14.4088630439142" calcext:value-type="float">
            <text:p>14.4088630439142</text:p>
          </table:table-cell>
          <table:table-cell table:style-name="ce7" office:value-type="float" office:value="13.2253962042653" calcext:value-type="float">
            <text:p>13.2253962042653</text:p>
          </table:table-cell>
          <table:table-cell table:style-name="ce7"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473" calcext:value-type="float">
            <text:p>5473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806" calcext:value-type="float">
            <text:p>4806</text:p>
          </table:table-cell>
          <table:table-cell table:style-name="ce7" office:value-type="float" office:value="4822" calcext:value-type="float">
            <text:p>4822</text:p>
          </table:table-cell>
          <table:table-cell table:style-name="ce7" office:value-type="float" office:value="5094" calcext:value-type="float">
            <text:p>5094</text:p>
          </table:table-cell>
          <table:table-cell table:style-name="ce7"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style-name="ce7" office:value-type="float" office:value="275.770773638968" calcext:value-type="float">
            <text:p>275.770773638968</text:p>
          </table:table-cell>
          <table:table-cell table:style-name="ce7" office:value-type="float" office:value="10.8788598574822" calcext:value-type="float">
            <text:p>10.8788598574822</text:p>
          </table:table-cell>
          <table:table-cell table:style-name="ce7" office:value-type="float" office:value="10.9884057971015" calcext:value-type="float">
            <text:p>10.9884057971015</text:p>
          </table:table-cell>
          <table:table-cell table:style-name="ce7" office:value-type="float" office:value="14.2765293383271" calcext:value-type="float">
            <text:p>14.2765293383271</text:p>
          </table:table-cell>
          <table:table-cell table:style-name="ce7" office:value-type="float" office:value="14.9004562422231" calcext:value-type="float">
            <text:p>14.9004562422231</text:p>
          </table:table-cell>
          <table:table-cell table:style-name="ce7" office:value-type="float" office:value="13.989006674519" calcext:value-type="float">
            <text:p>13.989006674519</text:p>
          </table:table-cell>
          <table:table-cell table:style-name="ce7" office:value-type="float" office:value="13.7167473378509" calcext:value-type="float">
            <text:p>13.7167473378509</text:p>
          </table:table-cell>
          <table:table-cell table:style-name="ce7"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621" calcext:value-type="float">
            <text:p>5621</text:p>
          </table:table-cell>
          <table:table-cell table:style-name="ce7" office:value-type="float" office:value="5041" calcext:value-type="float">
            <text:p>5041</text:p>
          </table:table-cell>
          <table:table-cell table:style-name="ce7" office:value-type="float" office:value="4996" calcext:value-type="float">
            <text:p>4996</text:p>
          </table:table-cell>
          <table:table-cell table:style-name="ce7" office:value-type="float" office:value="4858" calcext:value-type="float">
            <text:p>4858</text:p>
          </table:table-cell>
          <table:table-cell table:style-name="ce7"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style-name="ce7" office:value-type="float" office:value="257.417789757412" calcext:value-type="float">
            <text:p>257.417789757412</text:p>
          </table:table-cell>
          <table:table-cell table:style-name="ce7" office:value-type="float" office:value="10.4886753603294" calcext:value-type="float">
            <text:p>10.4886753603294</text:p>
          </table:table-cell>
          <table:table-cell table:style-name="ce7" office:value-type="float" office:value="10.7132182885608" calcext:value-type="float">
            <text:p>10.7132182885608</text:p>
          </table:table-cell>
          <table:table-cell table:style-name="ce7" office:value-type="float" office:value="13.6137671097005" calcext:value-type="float">
            <text:p>13.6137671097005</text:p>
          </table:table-cell>
          <table:table-cell table:style-name="ce7" office:value-type="float" office:value="13.7123698959167" calcext:value-type="float">
            <text:p>13.7123698959167</text:p>
          </table:table-cell>
          <table:table-cell table:style-name="ce7" office:value-type="float" office:value="14.9888843145327" calcext:value-type="float">
            <text:p>14.9888843145327</text:p>
          </table:table-cell>
          <table:table-cell table:style-name="ce7" office:value-type="float" office:value="14.1293138449046" calcext:value-type="float">
            <text:p>14.1293138449046</text:p>
          </table:table-cell>
          <table:table-cell table:style-name="ce7"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5784" calcext:value-type="float">
            <text:p>5784</text:p>
          </table:table-cell>
          <table:table-cell table:style-name="ce7" office:value-type="float" office:value="6023" calcext:value-type="float">
            <text:p>6023</text:p>
          </table:table-cell>
          <table:table-cell table:style-name="ce7" office:value-type="float" office:value="4944" calcext:value-type="float">
            <text:p>4944</text:p>
          </table:table-cell>
          <table:table-cell table:style-name="ce7" office:value-type="float" office:value="4915" calcext:value-type="float">
            <text:p>4915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style-name="ce7" office:value-type="float" office:value="333.299651567944" calcext:value-type="float">
            <text:p>333.299651567944</text:p>
          </table:table-cell>
          <table:table-cell table:style-name="ce7" office:value-type="float" office:value="10.2565698478562" calcext:value-type="float">
            <text:p>10.2565698478562</text:p>
          </table:table-cell>
          <table:table-cell table:style-name="ce7" office:value-type="float" office:value="10.0479827328574" calcext:value-type="float">
            <text:p>10.0479827328574</text:p>
          </table:table-cell>
          <table:table-cell table:style-name="ce7" office:value-type="float" office:value="14.4186893203884" calcext:value-type="float">
            <text:p>14.4186893203884</text:p>
          </table:table-cell>
          <table:table-cell table:style-name="ce7" office:value-type="float" office:value="14.1283825025432" calcext:value-type="float">
            <text:p>14.1283825025432</text:p>
          </table:table-cell>
          <table:table-cell table:style-name="ce7" office:value-type="float" office:value="14.1735668789809" calcext:value-type="float">
            <text:p>14.1735668789809</text:p>
          </table:table-cell>
          <table:table-cell table:style-name="ce7" office:value-type="float" office:value="14.9191192038958" calcext:value-type="float">
            <text:p>14.9191192038958</text:p>
          </table:table-cell>
          <table:table-cell table:style-name="ce7"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821" calcext:value-type="float">
            <text:p>5821</text:p>
          </table:table-cell>
          <table:table-cell table:style-name="ce7" office:value-type="float" office:value="5841" calcext:value-type="float">
            <text:p>5841</text:p>
          </table:table-cell>
          <table:table-cell table:style-name="ce7" office:value-type="float" office:value="5294" calcext:value-type="float">
            <text:p>5294</text:p>
          </table:table-cell>
          <table:table-cell table:style-name="ce7" office:value-type="float" office:value="5161" calcext:value-type="float">
            <text:p>5161</text:p>
          </table:table-cell>
          <table:table-cell table:style-name="ce7" office:value-type="float" office:value="5038" calcext:value-type="float">
            <text:p>5038</text:p>
          </table:table-cell>
          <table:table-cell table:style-name="ce7"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style-name="ce7" office:value-type="float" office:value="237.234146341463" calcext:value-type="float">
            <text:p>237.234146341463</text:p>
          </table:table-cell>
          <table:table-cell table:style-name="ce7" office:value-type="float" office:value="10.5469850541144" calcext:value-type="float">
            <text:p>10.5469850541144</text:p>
          </table:table-cell>
          <table:table-cell table:style-name="ce7" office:value-type="float" office:value="10.4935798664612" calcext:value-type="float">
            <text:p>10.4935798664612</text:p>
          </table:table-cell>
          <table:table-cell table:style-name="ce7" office:value-type="float" office:value="13.1809595768795" calcext:value-type="float">
            <text:p>13.1809595768795</text:p>
          </table:table-cell>
          <table:table-cell table:style-name="ce7" office:value-type="float" office:value="13.6270102693277" calcext:value-type="float">
            <text:p>13.6270102693277</text:p>
          </table:table-cell>
          <table:table-cell table:style-name="ce7" office:value-type="float" office:value="14.0393013100437" calcext:value-type="float">
            <text:p>14.0393013100437</text:p>
          </table:table-cell>
          <table:table-cell table:style-name="ce7" office:value-type="float" office:value="13.7966469428008" calcext:value-type="float">
            <text:p>13.7966469428008</text:p>
          </table:table-cell>
          <table:table-cell table:style-name="ce7"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542" calcext:value-type="float">
            <text:p>5542</text:p>
          </table:table-cell>
          <table:table-cell table:style-name="ce7" office:value-type="float" office:value="4972" calcext:value-type="float">
            <text:p>4972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891" calcext:value-type="float">
            <text:p>4891</text:p>
          </table:table-cell>
          <table:table-cell table:style-name="ce7"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style-name="ce7" office:value-type="float" office:value="269.779036827195" calcext:value-type="float">
            <text:p>269.779036827195</text:p>
          </table:table-cell>
          <table:table-cell table:style-name="ce7" office:value-type="float" office:value="10.8099113763791" calcext:value-type="float">
            <text:p>10.8099113763791</text:p>
          </table:table-cell>
          <table:table-cell table:style-name="ce7" office:value-type="float" office:value="11.0660411403825" calcext:value-type="float">
            <text:p>11.0660411403825</text:p>
          </table:table-cell>
          <table:table-cell table:style-name="ce7" office:value-type="float" office:value="14.6524537409493" calcext:value-type="float">
            <text:p>14.6524537409493</text:p>
          </table:table-cell>
          <table:table-cell table:style-name="ce7" office:value-type="float" office:value="13.4796511627907" calcext:value-type="float">
            <text:p>13.4796511627907</text:p>
          </table:table-cell>
          <table:table-cell table:style-name="ce7" office:value-type="float" office:value="15.0541811490493" calcext:value-type="float">
            <text:p>15.0541811490493</text:p>
          </table:table-cell>
          <table:table-cell table:style-name="ce7" office:value-type="float" office:value="13.7765936451549" calcext:value-type="float">
            <text:p>13.7765936451549</text:p>
          </table:table-cell>
          <table:table-cell table:style-name="ce7"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647" calcext:value-type="float">
            <text:p>5647</text:p>
          </table:table-cell>
          <table:table-cell table:style-name="ce7" office:value-type="float" office:value="5465" calcext:value-type="float">
            <text:p>5465</text:p>
          </table:table-cell>
          <table:table-cell table:style-name="ce7" office:value-type="float" office:value="5313" calcext:value-type="float">
            <text:p>5313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float" office:value="4939" calcext:value-type="float">
            <text:p>4939</text:p>
          </table:table-cell>
          <table:table-cell table:style-name="ce7"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style-name="ce7" office:value-type="float" office:value="199.12474012474" calcext:value-type="float">
            <text:p>199.12474012474</text:p>
          </table:table-cell>
          <table:table-cell table:style-name="ce7" office:value-type="float" office:value="10.6754028687799" calcext:value-type="float">
            <text:p>10.6754028687799</text:p>
          </table:table-cell>
          <table:table-cell table:style-name="ce7" office:value-type="float" office:value="11.1138151875572" calcext:value-type="float">
            <text:p>11.1138151875572</text:p>
          </table:table-cell>
          <table:table-cell table:style-name="ce7" office:value-type="float" office:value="12.9646150950499" calcext:value-type="float">
            <text:p>12.9646150950499</text:p>
          </table:table-cell>
          <table:table-cell table:style-name="ce7" office:value-type="float" office:value="14.0290309925461" calcext:value-type="float">
            <text:p>14.0290309925461</text:p>
          </table:table-cell>
          <table:table-cell table:style-name="ce7" office:value-type="float" office:value="14.5533508807451" calcext:value-type="float">
            <text:p>14.5533508807451</text:p>
          </table:table-cell>
          <table:table-cell table:style-name="ce7" office:value-type="float" office:value="15.9285400175902" calcext:value-type="float">
            <text:p>15.9285400175902</text:p>
          </table:table-cell>
          <table:table-cell table:style-name="ce7"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5776" calcext:value-type="float">
            <text:p>5776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011" calcext:value-type="float">
            <text:p>5011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style-name="ce7" office:value-type="float" office:value="216.519450800915" calcext:value-type="float">
            <text:p>216.519450800915</text:p>
          </table:table-cell>
          <table:table-cell table:style-name="ce7" office:value-type="float" office:value="10.4953254847645" calcext:value-type="float">
            <text:p>10.4953254847645</text:p>
          </table:table-cell>
          <table:table-cell table:style-name="ce7" office:value-type="float" office:value="10.5748346675948" calcext:value-type="float">
            <text:p>10.5748346675948</text:p>
          </table:table-cell>
          <table:table-cell table:style-name="ce7" office:value-type="float" office:value="14.0892037517462" calcext:value-type="float">
            <text:p>14.0892037517462</text:p>
          </table:table-cell>
          <table:table-cell table:style-name="ce7" office:value-type="float" office:value="12.9563567362429" calcext:value-type="float">
            <text:p>12.9563567362429</text:p>
          </table:table-cell>
          <table:table-cell table:style-name="ce7" office:value-type="float" office:value="14.3856382978723" calcext:value-type="float">
            <text:p>14.3856382978723</text:p>
          </table:table-cell>
          <table:table-cell table:style-name="ce7" office:value-type="float" office:value="14.5764657646576" calcext:value-type="float">
            <text:p>14.5764657646576</text:p>
          </table:table-cell>
          <table:table-cell table:style-name="ce7"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59" calcext:value-type="float">
            <text:p>959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129" calcext:value-type="float">
            <text:p>6129</text:p>
          </table:table-cell>
          <table:table-cell table:style-name="ce7" office:value-type="float" office:value="5892" calcext:value-type="float">
            <text:p>5892</text:p>
          </table:table-cell>
          <table:table-cell table:style-name="ce7" office:value-type="float" office:value="5928" calcext:value-type="float">
            <text:p>5928</text:p>
          </table:table-cell>
          <table:table-cell table:style-name="ce7" office:value-type="float" office:value="5753" calcext:value-type="float">
            <text:p>5753</text:p>
          </table:table-cell>
          <table:table-cell table:style-name="ce7"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style-name="ce7" office:value-type="float" office:value="100.21480709072" calcext:value-type="float">
            <text:p>100.21480709072</text:p>
          </table:table-cell>
          <table:table-cell table:style-name="ce7" office:value-type="float" office:value="9.53822580645161" calcext:value-type="float">
            <text:p>9.53822580645161</text:p>
          </table:table-cell>
          <table:table-cell table:style-name="ce7" office:value-type="float" office:value="9.60972426170664" calcext:value-type="float">
            <text:p>9.60972426170664</text:p>
          </table:table-cell>
          <table:table-cell table:style-name="ce7" office:value-type="float" office:value="10.5232518669382" calcext:value-type="float">
            <text:p>10.5232518669382</text:p>
          </table:table-cell>
          <table:table-cell table:style-name="ce7" office:value-type="float" office:value="10.6730769230769" calcext:value-type="float">
            <text:p>10.6730769230769</text:p>
          </table:table-cell>
          <table:table-cell table:style-name="ce7" office:value-type="float" office:value="11.2483921432296" calcext:value-type="float">
            <text:p>11.2483921432296</text:p>
          </table:table-cell>
          <table:table-cell table:style-name="ce7" office:value-type="float" office:value="10.5771315919172" calcext:value-type="float">
            <text:p>10.5771315919172</text:p>
          </table:table-cell>
          <table:table-cell table:style-name="ce7"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033" calcext:value-type="float">
            <text:p>6033</text:p>
          </table:table-cell>
          <table:table-cell table:style-name="ce7" office:value-type="float" office:value="5799" calcext:value-type="float">
            <text:p>5799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705" calcext:value-type="float">
            <text:p>5705</text:p>
          </table:table-cell>
          <table:table-cell table:style-name="ce7"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style-name="ce7" office:value-type="float" office:value="163.742808798646" calcext:value-type="float">
            <text:p>163.742808798646</text:p>
          </table:table-cell>
          <table:table-cell table:style-name="ce7" office:value-type="float" office:value="10.1271803556308" calcext:value-type="float">
            <text:p>10.1271803556308</text:p>
          </table:table-cell>
          <table:table-cell table:style-name="ce7" office:value-type="float" office:value="9.70677938007625" calcext:value-type="float">
            <text:p>9.70677938007625</text:p>
          </table:table-cell>
          <table:table-cell table:style-name="ce7" office:value-type="float" office:value="11.3628211760648" calcext:value-type="float">
            <text:p>11.3628211760648</text:p>
          </table:table-cell>
          <table:table-cell table:style-name="ce7" office:value-type="float" office:value="10.8853848762292" calcext:value-type="float">
            <text:p>10.8853848762292</text:p>
          </table:table-cell>
          <table:table-cell table:style-name="ce7" office:value-type="float" office:value="11.2769500438212" calcext:value-type="float">
            <text:p>11.2769500438212</text:p>
          </table:table-cell>
          <table:table-cell table:style-name="ce7" office:value-type="float" office:value="10.4849598930481" calcext:value-type="float">
            <text:p>10.4849598930481</text:p>
          </table:table-cell>
          <table:table-cell table:style-name="ce7"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216" calcext:value-type="float">
            <text:p>6216</text:p>
          </table:table-cell>
          <table:table-cell table:style-name="ce7" office:value-type="float" office:value="6014" calcext:value-type="float">
            <text:p>6014</text:p>
          </table:table-cell>
          <table:table-cell table:style-name="ce7" office:value-type="float" office:value="5602" calcext:value-type="float">
            <text:p>5602</text:p>
          </table:table-cell>
          <table:table-cell table:style-name="ce7" office:value-type="float" office:value="5899" calcext:value-type="float">
            <text:p>5899</text:p>
          </table:table-cell>
          <table:table-cell table:style-name="ce7" office:value-type="float" office:value="5737" calcext:value-type="float">
            <text:p>5737</text:p>
          </table:table-cell>
          <table:table-cell table:style-name="ce7"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style-name="ce7" office:value-type="float" office:value="133.746164574616" calcext:value-type="float">
            <text:p>133.746164574616</text:p>
          </table:table-cell>
          <table:table-cell table:style-name="ce7" office:value-type="float" office:value="9.59298584298584" calcext:value-type="float">
            <text:p>9.59298584298584</text:p>
          </table:table-cell>
          <table:table-cell table:style-name="ce7" office:value-type="float" office:value="9.90505487196541" calcext:value-type="float">
            <text:p>9.90505487196541</text:p>
          </table:table-cell>
          <table:table-cell table:style-name="ce7" office:value-type="float" office:value="11.3122099250268" calcext:value-type="float">
            <text:p>11.3122099250268</text:p>
          </table:table-cell>
          <table:table-cell table:style-name="ce7" office:value-type="float" office:value="10.7441939311748" calcext:value-type="float">
            <text:p>10.7441939311748</text:p>
          </table:table-cell>
          <table:table-cell table:style-name="ce7" office:value-type="float" office:value="11.1225379118006" calcext:value-type="float">
            <text:p>11.1225379118006</text:p>
          </table:table-cell>
          <table:table-cell table:style-name="ce7" office:value-type="float" office:value="11.0844947735192" calcext:value-type="float">
            <text:p>11.0844947735192</text:p>
          </table:table-cell>
          <table:table-cell table:style-name="ce7"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6171" calcext:value-type="float">
            <text:p>6171</text:p>
          </table:table-cell>
          <table:table-cell table:style-name="ce7" office:value-type="float" office:value="5836" calcext:value-type="float">
            <text:p>5836</text:p>
          </table:table-cell>
          <table:table-cell table:style-name="ce7" office:value-type="float" office:value="5757" calcext:value-type="float">
            <text:p>5757</text:p>
          </table:table-cell>
          <table:table-cell table:style-name="ce7" office:value-type="float" office:value="5936" calcext:value-type="float">
            <text:p>5936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style-name="ce7" office:value-type="float" office:value="158.970247933884" calcext:value-type="float">
            <text:p>158.970247933884</text:p>
          </table:table-cell>
          <table:table-cell table:style-name="ce7" office:value-type="float" office:value="9.55080213903743" calcext:value-type="float">
            <text:p>9.55080213903743</text:p>
          </table:table-cell>
          <table:table-cell table:style-name="ce7" office:value-type="float" office:value="10.1730637422892" calcext:value-type="float">
            <text:p>10.1730637422892</text:p>
          </table:table-cell>
          <table:table-cell table:style-name="ce7" office:value-type="float" office:value="11.2126107347577" calcext:value-type="float">
            <text:p>11.2126107347577</text:p>
          </table:table-cell>
          <table:table-cell table:style-name="ce7" office:value-type="float" office:value="10.75724393531" calcext:value-type="float">
            <text:p>10.75724393531</text:p>
          </table:table-cell>
          <table:table-cell table:style-name="ce7" office:value-type="float" office:value="11.3939122649955" calcext:value-type="float">
            <text:p>11.3939122649955</text:p>
          </table:table-cell>
          <table:table-cell table:style-name="ce7" office:value-type="float" office:value="10.5995814440181" calcext:value-type="float">
            <text:p>10.5995814440181</text:p>
          </table:table-cell>
          <table:table-cell table:style-name="ce7"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268" calcext:value-type="float">
            <text:p>6268</text:p>
          </table:table-cell>
          <table:table-cell table:style-name="ce7" office:value-type="float" office:value="5699" calcext:value-type="float">
            <text:p>5699</text:p>
          </table:table-cell>
          <table:table-cell table:style-name="ce7" office:value-type="float" office:value="5543" calcext:value-type="float">
            <text:p>5543</text:p>
          </table:table-cell>
          <table:table-cell table:style-name="ce7" office:value-type="float" office:value="5570" calcext:value-type="float">
            <text:p>5570</text:p>
          </table:table-cell>
          <table:table-cell table:style-name="ce7"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style-name="ce7" office:value-type="float" office:value="164.249140893471" calcext:value-type="float">
            <text:p>164.249140893471</text:p>
          </table:table-cell>
          <table:table-cell table:style-name="ce7" office:value-type="float" office:value="9.5843137254902" calcext:value-type="float">
            <text:p>9.5843137254902</text:p>
          </table:table-cell>
          <table:table-cell table:style-name="ce7" office:value-type="float" office:value="9.56876196553925" calcext:value-type="float">
            <text:p>9.56876196553925</text:p>
          </table:table-cell>
          <table:table-cell table:style-name="ce7" office:value-type="float" office:value="10.6197578522548" calcext:value-type="float">
            <text:p>10.6197578522548</text:p>
          </table:table-cell>
          <table:table-cell table:style-name="ce7" office:value-type="float" office:value="11.090925491611" calcext:value-type="float">
            <text:p>11.090925491611</text:p>
          </table:table-cell>
          <table:table-cell table:style-name="ce7" office:value-type="float" office:value="11.310592459605" calcext:value-type="float">
            <text:p>11.310592459605</text:p>
          </table:table-cell>
          <table:table-cell table:style-name="ce7" office:value-type="float" office:value="10.7871012482663" calcext:value-type="float">
            <text:p>10.7871012482663</text:p>
          </table:table-cell>
          <table:table-cell table:style-name="ce7"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61" calcext:value-type="float">
            <text:p>6261</text:p>
          </table:table-cell>
          <table:table-cell table:style-name="ce7" office:value-type="float" office:value="6068" calcext:value-type="float">
            <text:p>6068</text:p>
          </table:table-cell>
          <table:table-cell table:style-name="ce7" office:value-type="float" office:value="5848" calcext:value-type="float">
            <text:p>5848</text:p>
          </table:table-cell>
          <table:table-cell table:style-name="ce7" office:value-type="float" office:value="5747" calcext:value-type="float">
            <text:p>5747</text:p>
          </table:table-cell>
          <table:table-cell table:style-name="ce7" office:value-type="float" office:value="5851" calcext:value-type="float">
            <text:p>5851</text:p>
          </table:table-cell>
          <table:table-cell table:style-name="ce7"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style-name="ce7" office:value-type="float" office:value="131.130555555556" calcext:value-type="float">
            <text:p>131.130555555556</text:p>
          </table:table-cell>
          <table:table-cell table:style-name="ce7" office:value-type="float" office:value="9.39865836128414" calcext:value-type="float">
            <text:p>9.39865836128414</text:p>
          </table:table-cell>
          <table:table-cell table:style-name="ce7" office:value-type="float" office:value="9.81493078444298" calcext:value-type="float">
            <text:p>9.81493078444298</text:p>
          </table:table-cell>
          <table:table-cell table:style-name="ce7" office:value-type="float" office:value="10.9028727770178" calcext:value-type="float">
            <text:p>10.9028727770178</text:p>
          </table:table-cell>
          <table:table-cell table:style-name="ce7" office:value-type="float" office:value="10.7548286062293" calcext:value-type="float">
            <text:p>10.7548286062293</text:p>
          </table:table-cell>
          <table:table-cell table:style-name="ce7" office:value-type="float" office:value="10.7627755939156" calcext:value-type="float">
            <text:p>10.7627755939156</text:p>
          </table:table-cell>
          <table:table-cell table:style-name="ce7" office:value-type="float" office:value="11.0229765013055" calcext:value-type="float">
            <text:p>11.0229765013055</text:p>
          </table:table-cell>
          <table:table-cell table:style-name="ce7"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6199" calcext:value-type="float">
            <text:p>6199</text:p>
          </table:table-cell>
          <table:table-cell table:style-name="ce7" office:value-type="float" office:value="6136" calcext:value-type="float">
            <text:p>6136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794" calcext:value-type="float">
            <text:p>5794</text:p>
          </table:table-cell>
          <table:table-cell table:style-name="ce7" office:value-type="float" office:value="5874" calcext:value-type="float">
            <text:p>5874</text:p>
          </table:table-cell>
          <table:table-cell table:style-name="ce7"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style-name="ce7" office:value-type="float" office:value="129.082748948107" calcext:value-type="float">
            <text:p>129.082748948107</text:p>
          </table:table-cell>
          <table:table-cell table:style-name="ce7" office:value-type="float" office:value="9.42168091627682" calcext:value-type="float">
            <text:p>9.42168091627682</text:p>
          </table:table-cell>
          <table:table-cell table:style-name="ce7" office:value-type="float" office:value="9.45387874837027" calcext:value-type="float">
            <text:p>9.45387874837027</text:p>
          </table:table-cell>
          <table:table-cell table:style-name="ce7" office:value-type="float" office:value="10.6134916537601" calcext:value-type="float">
            <text:p>10.6134916537601</text:p>
          </table:table-cell>
          <table:table-cell table:style-name="ce7" office:value-type="float" office:value="10.8306869175009" calcext:value-type="float">
            <text:p>10.8306869175009</text:p>
          </table:table-cell>
          <table:table-cell table:style-name="ce7" office:value-type="float" office:value="10.7919645897174" calcext:value-type="float">
            <text:p>10.7919645897174</text:p>
          </table:table-cell>
          <table:table-cell table:style-name="ce7" office:value-type="float" office:value="10.9076682316119" calcext:value-type="float">
            <text:p>10.9076682316119</text:p>
          </table:table-cell>
          <table:table-cell table:style-name="ce7"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6203" calcext:value-type="float">
            <text:p>6203</text:p>
          </table:table-cell>
          <table:table-cell table:style-name="ce7" office:value-type="float" office:value="6227" calcext:value-type="float">
            <text:p>6227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5606" calcext:value-type="float">
            <text:p>5606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style-name="ce7" office:value-type="float" office:value="131.748595505618" calcext:value-type="float">
            <text:p>131.748595505618</text:p>
          </table:table-cell>
          <table:table-cell table:style-name="ce7" office:value-type="float" office:value="9.55424794454296" calcext:value-type="float">
            <text:p>9.55424794454296</text:p>
          </table:table-cell>
          <table:table-cell table:style-name="ce7" office:value-type="float" office:value="9.3555484181789" calcext:value-type="float">
            <text:p>9.3555484181789</text:p>
          </table:table-cell>
          <table:table-cell table:style-name="ce7" office:value-type="float" office:value="11.0289284491612" calcext:value-type="float">
            <text:p>11.0289284491612</text:p>
          </table:table-cell>
          <table:table-cell table:style-name="ce7" office:value-type="float" office:value="10.89921512665" calcext:value-type="float">
            <text:p>10.89921512665</text:p>
          </table:table-cell>
          <table:table-cell table:style-name="ce7" office:value-type="float" office:value="11.1612791702679" calcext:value-type="float">
            <text:p>11.1612791702679</text:p>
          </table:table-cell>
          <table:table-cell table:style-name="ce7" office:value-type="float" office:value="10.8370970522324" calcext:value-type="float">
            <text:p>10.8370970522324</text:p>
          </table:table-cell>
          <table:table-cell table:style-name="ce7"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6015" calcext:value-type="float">
            <text:p>6015</text:p>
          </table:table-cell>
          <table:table-cell table:style-name="ce7" office:value-type="float" office:value="5494" calcext:value-type="float">
            <text:p>5494</text:p>
          </table:table-cell>
          <table:table-cell table:style-name="ce7" office:value-type="float" office:value="5927" calcext:value-type="float">
            <text:p>5927</text:p>
          </table:table-cell>
          <table:table-cell table:style-name="ce7" office:value-type="float" office:value="5553" calcext:value-type="float">
            <text:p>5553</text:p>
          </table:table-cell>
          <table:table-cell table:style-name="ce7"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style-name="ce7" office:value-type="float" office:value="104.392419175028" calcext:value-type="float">
            <text:p>104.392419175028</text:p>
          </table:table-cell>
          <table:table-cell table:style-name="ce7" office:value-type="float" office:value="9.53218465539662" calcext:value-type="float">
            <text:p>9.53218465539662</text:p>
          </table:table-cell>
          <table:table-cell table:style-name="ce7" office:value-type="float" office:value="9.82477140482128" calcext:value-type="float">
            <text:p>9.82477140482128</text:p>
          </table:table-cell>
          <table:table-cell table:style-name="ce7" office:value-type="float" office:value="11.5504186385147" calcext:value-type="float">
            <text:p>11.5504186385147</text:p>
          </table:table-cell>
          <table:table-cell table:style-name="ce7" office:value-type="float" office:value="10.8577695292728" calcext:value-type="float">
            <text:p>10.8577695292728</text:p>
          </table:table-cell>
          <table:table-cell table:style-name="ce7" office:value-type="float" office:value="11.5011705384477" calcext:value-type="float">
            <text:p>11.5011705384477</text:p>
          </table:table-cell>
          <table:table-cell table:style-name="ce7" office:value-type="float" office:value="11.1569355980184" calcext:value-type="float">
            <text:p>11.1569355980184</text:p>
          </table:table-cell>
          <table:table-cell table:style-name="ce7"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106" calcext:value-type="float">
            <text:p>6106</text:p>
          </table:table-cell>
          <table:table-cell table:style-name="ce7" office:value-type="float" office:value="6195" calcext:value-type="float">
            <text:p>6195</text:p>
          </table:table-cell>
          <table:table-cell table:style-name="ce7" office:value-type="float" office:value="5816" calcext:value-type="float">
            <text:p>5816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703" calcext:value-type="float">
            <text:p>5703</text:p>
          </table:table-cell>
          <table:table-cell table:style-name="ce7"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style-name="ce7" office:value-type="float" office:value="132.9941089838" calcext:value-type="float">
            <text:p>132.9941089838</text:p>
          </table:table-cell>
          <table:table-cell table:style-name="ce7" office:value-type="float" office:value="9.54749426793318" calcext:value-type="float">
            <text:p>9.54749426793318</text:p>
          </table:table-cell>
          <table:table-cell table:style-name="ce7" office:value-type="float" office:value="9.49378531073446" calcext:value-type="float">
            <text:p>9.49378531073446</text:p>
          </table:table-cell>
          <table:table-cell table:style-name="ce7" office:value-type="float" office:value="11.3777510316369" calcext:value-type="float">
            <text:p>11.3777510316369</text:p>
          </table:table-cell>
          <table:table-cell table:style-name="ce7" office:value-type="float" office:value="11.2333152468801" calcext:value-type="float">
            <text:p>11.2333152468801</text:p>
          </table:table-cell>
          <table:table-cell table:style-name="ce7" office:value-type="float" office:value="10.7988777836227" calcext:value-type="float">
            <text:p>10.7988777836227</text:p>
          </table:table-cell>
          <table:table-cell table:style-name="ce7" office:value-type="float" office:value="11.1295977999312" calcext:value-type="float">
            <text:p>11.1295977999312</text:p>
          </table:table-cell>
          <table:table-cell table:style-name="ce7"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582" calcext:value-type="float">
            <text:p>5582</text:p>
          </table:table-cell>
          <table:table-cell table:style-name="ce7"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style-name="ce7" office:value-type="float" office:value="139.1472303207" calcext:value-type="float">
            <text:p>139.1472303207</text:p>
          </table:table-cell>
          <table:table-cell table:style-name="ce7" office:value-type="float" office:value="9.69875573018991" calcext:value-type="float">
            <text:p>9.69875573018991</text:p>
          </table:table-cell>
          <table:table-cell table:style-name="ce7" office:value-type="float" office:value="9.52204213938412" calcext:value-type="float">
            <text:p>9.52204213938412</text:p>
          </table:table-cell>
          <table:table-cell table:style-name="ce7" office:value-type="float" office:value="11.8116501286292" calcext:value-type="float">
            <text:p>11.8116501286292</text:p>
          </table:table-cell>
          <table:table-cell table:style-name="ce7" office:value-type="float" office:value="10.8588883152642" calcext:value-type="float">
            <text:p>10.8588883152642</text:p>
          </table:table-cell>
          <table:table-cell table:style-name="ce7" office:value-type="float" office:value="11.320494446435" calcext:value-type="float">
            <text:p>11.320494446435</text:p>
          </table:table-cell>
          <table:table-cell table:style-name="ce7" office:value-type="float" office:value="11.1793524326157" calcext:value-type="float">
            <text:p>11.1793524326157</text:p>
          </table:table-cell>
          <table:table-cell table:style-name="ce7"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917" calcext:value-type="float">
            <text:p>5917</text:p>
          </table:table-cell>
          <table:table-cell table:style-name="ce7" office:value-type="float" office:value="5711" calcext:value-type="float">
            <text:p>5711</text:p>
          </table:table-cell>
          <table:table-cell table:style-name="ce7"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98.117521367521" calcext:value-type="float">
            <text:p>198.117521367521</text:p>
          </table:table-cell>
          <table:table-cell table:style-name="ce7" office:value-type="float" office:value="9.92006058566139" calcext:value-type="float">
            <text:p>9.92006058566139</text:p>
          </table:table-cell>
          <table:table-cell table:style-name="ce7" office:value-type="float" office:value="9.72074908849851" calcext:value-type="float">
            <text:p>9.72074908849851</text:p>
          </table:table-cell>
          <table:table-cell table:style-name="ce7" office:value-type="float" office:value="10.9949865711728" calcext:value-type="float">
            <text:p>10.9949865711728</text:p>
          </table:table-cell>
          <table:table-cell table:style-name="ce7" office:value-type="float" office:value="10.4640865303363" calcext:value-type="float">
            <text:p>10.4640865303363</text:p>
          </table:table-cell>
          <table:table-cell table:style-name="ce7" office:value-type="float" office:value="11.0246891962879" calcext:value-type="float">
            <text:p>11.0246891962879</text:p>
          </table:table-cell>
          <table:table-cell table:style-name="ce7" office:value-type="float" office:value="11.4490592829251" calcext:value-type="float">
            <text:p>11.4490592829251</text:p>
          </table:table-cell>
          <table:table-cell table:style-name="ce7"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5916" calcext:value-type="float">
            <text:p>5916</text:p>
          </table:table-cell>
          <table:table-cell table:style-name="ce7" office:value-type="float" office:value="6126" calcext:value-type="float">
            <text:p>6126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5508" calcext:value-type="float">
            <text:p>5508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style-name="ce7" office:value-type="float" office:value="149.221169036335" calcext:value-type="float">
            <text:p>149.221169036335</text:p>
          </table:table-cell>
          <table:table-cell table:style-name="ce7" office:value-type="float" office:value="9.90686274509804" calcext:value-type="float">
            <text:p>9.90686274509804</text:p>
          </table:table-cell>
          <table:table-cell table:style-name="ce7" office:value-type="float" office:value="9.47535096310806" calcext:value-type="float">
            <text:p>9.47535096310806</text:p>
          </table:table-cell>
          <table:table-cell table:style-name="ce7" office:value-type="float" office:value="10.1541639127561" calcext:value-type="float">
            <text:p>10.1541639127561</text:p>
          </table:table-cell>
          <table:table-cell table:style-name="ce7" office:value-type="float" office:value="11.3503994190269" calcext:value-type="float">
            <text:p>11.3503994190269</text:p>
          </table:table-cell>
          <table:table-cell table:style-name="ce7" office:value-type="float" office:value="11.1636961412009" calcext:value-type="float">
            <text:p>11.1636961412009</text:p>
          </table:table-cell>
          <table:table-cell table:style-name="ce7" office:value-type="float" office:value="10.4823184405727" calcext:value-type="float">
            <text:p>10.4823184405727</text:p>
          </table:table-cell>
          <table:table-cell table:style-name="ce7"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6117" calcext:value-type="float">
            <text:p>6117</text:p>
          </table:table-cell>
          <table:table-cell table:style-name="ce7" office:value-type="float" office:value="6058" calcext:value-type="float">
            <text:p>6058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5513" calcext:value-type="float">
            <text:p>5513</text:p>
          </table:table-cell>
          <table:table-cell table:style-name="ce7"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style-name="ce7" office:value-type="float" office:value="207.96017699115" calcext:value-type="float">
            <text:p>207.96017699115</text:p>
          </table:table-cell>
          <table:table-cell table:style-name="ce7" office:value-type="float" office:value="9.47196338074219" calcext:value-type="float">
            <text:p>9.47196338074219</text:p>
          </table:table-cell>
          <table:table-cell table:style-name="ce7" office:value-type="float" office:value="9.6564872895345" calcext:value-type="float">
            <text:p>9.6564872895345</text:p>
          </table:table-cell>
          <table:table-cell table:style-name="ce7" office:value-type="float" office:value="11.1129603399433" calcext:value-type="float">
            <text:p>11.1129603399433</text:p>
          </table:table-cell>
          <table:table-cell table:style-name="ce7" office:value-type="float" office:value="11.2171143250689" calcext:value-type="float">
            <text:p>11.2171143250689</text:p>
          </table:table-cell>
          <table:table-cell table:style-name="ce7" office:value-type="float" office:value="11.7442408851805" calcext:value-type="float">
            <text:p>11.7442408851805</text:p>
          </table:table-cell>
          <table:table-cell table:style-name="ce7" office:value-type="float" office:value="10.8564425770308" calcext:value-type="float">
            <text:p>10.8564425770308</text:p>
          </table:table-cell>
          <table:table-cell table:style-name="ce7"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6163" calcext:value-type="float">
            <text:p>6163</text:p>
          </table:table-cell>
          <table:table-cell table:style-name="ce7" office:value-type="float" office:value="6139" calcext:value-type="float">
            <text:p>6139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5882" calcext:value-type="float">
            <text:p>5882</text:p>
          </table:table-cell>
          <table:table-cell table:style-name="ce7" office:value-type="float" office:value="5727" calcext:value-type="float">
            <text:p>5727</text:p>
          </table:table-cell>
          <table:table-cell table:style-name="ce7"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style-name="ce7" office:value-type="float" office:value="155.653650254669" calcext:value-type="float">
            <text:p>155.653650254669</text:p>
          </table:table-cell>
          <table:table-cell table:style-name="ce7" office:value-type="float" office:value="9.55687165341555" calcext:value-type="float">
            <text:p>9.55687165341555</text:p>
          </table:table-cell>
          <table:table-cell table:style-name="ce7" office:value-type="float" office:value="9.46685127870989" calcext:value-type="float">
            <text:p>9.46685127870989</text:p>
          </table:table-cell>
          <table:table-cell table:style-name="ce7" office:value-type="float" office:value="10.7602094240838" calcext:value-type="float">
            <text:p>10.7602094240838</text:p>
          </table:table-cell>
          <table:table-cell table:style-name="ce7" office:value-type="float" office:value="11.0246514790887" calcext:value-type="float">
            <text:p>11.0246514790887</text:p>
          </table:table-cell>
          <table:table-cell table:style-name="ce7" office:value-type="float" office:value="11.1363715732495" calcext:value-type="float">
            <text:p>11.1363715732495</text:p>
          </table:table-cell>
          <table:table-cell table:style-name="ce7" office:value-type="float" office:value="10.7931385869565" calcext:value-type="float">
            <text:p>10.7931385869565</text:p>
          </table:table-cell>
          <table:table-cell table:style-name="ce7"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2" calcext:value-type="float">
            <text:p>892</text:p>
          </table:table-cell>
          <table:table-cell table:style-name="ce7" office:value-type="float" office:value="6124" calcext:value-type="float">
            <text:p>6124</text:p>
          </table:table-cell>
          <table:table-cell table:style-name="ce7" office:value-type="float" office:value="6303" calcext:value-type="float">
            <text:p>6303</text:p>
          </table:table-cell>
          <table:table-cell table:style-name="ce7" office:value-type="float" office:value="5499" calcext:value-type="float">
            <text:p>5499</text:p>
          </table:table-cell>
          <table:table-cell table:style-name="ce7" office:value-type="float" office:value="5681" calcext:value-type="float">
            <text:p>5681</text:p>
          </table:table-cell>
          <table:table-cell table:style-name="ce7" office:value-type="float" office:value="5721" calcext:value-type="float">
            <text:p>5721</text:p>
          </table:table-cell>
          <table:table-cell table:style-name="ce7"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style-name="ce7" office:value-type="float" office:value="102.45067264574" calcext:value-type="float">
            <text:p>102.45067264574</text:p>
          </table:table-cell>
          <table:table-cell table:style-name="ce7" office:value-type="float" office:value="9.57495101241019" calcext:value-type="float">
            <text:p>9.57495101241019</text:p>
          </table:table-cell>
          <table:table-cell table:style-name="ce7" office:value-type="float" office:value="9.66841186736475" calcext:value-type="float">
            <text:p>9.66841186736475</text:p>
          </table:table-cell>
          <table:table-cell table:style-name="ce7" office:value-type="float" office:value="11.5717403164212" calcext:value-type="float">
            <text:p>11.5717403164212</text:p>
          </table:table-cell>
          <table:table-cell table:style-name="ce7" office:value-type="float" office:value="10.8032036613272" calcext:value-type="float">
            <text:p>10.8032036613272</text:p>
          </table:table-cell>
          <table:table-cell table:style-name="ce7" office:value-type="float" office:value="11.0491172871876" calcext:value-type="float">
            <text:p>11.0491172871876</text:p>
          </table:table-cell>
          <table:table-cell table:style-name="ce7" office:value-type="float" office:value="11.2145741878841" calcext:value-type="float">
            <text:p>11.2145741878841</text:p>
          </table:table-cell>
          <table:table-cell table:style-name="ce7"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6092" calcext:value-type="float">
            <text:p>6092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5756" calcext:value-type="float">
            <text:p>5756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511" calcext:value-type="float">
            <text:p>5511</text:p>
          </table:table-cell>
          <table:table-cell table:style-name="ce7"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style-name="ce7" office:value-type="float" office:value="155.197654941374" calcext:value-type="float">
            <text:p>155.197654941374</text:p>
          </table:table-cell>
          <table:table-cell table:style-name="ce7" office:value-type="float" office:value="9.66070256073539" calcext:value-type="float">
            <text:p>9.66070256073539</text:p>
          </table:table-cell>
          <table:table-cell table:style-name="ce7" office:value-type="float" office:value="9.84520639147803" calcext:value-type="float">
            <text:p>9.84520639147803</text:p>
          </table:table-cell>
          <table:table-cell table:style-name="ce7" office:value-type="float" office:value="11.3257470465601" calcext:value-type="float">
            <text:p>11.3257470465601</text:p>
          </table:table-cell>
          <table:table-cell table:style-name="ce7" office:value-type="float" office:value="10.6871290486688" calcext:value-type="float">
            <text:p>10.6871290486688</text:p>
          </table:table-cell>
          <table:table-cell table:style-name="ce7" office:value-type="float" office:value="12.0366539647977" calcext:value-type="float">
            <text:p>12.0366539647977</text:p>
          </table:table-cell>
          <table:table-cell table:style-name="ce7" office:value-type="float" office:value="11.0732848232848" calcext:value-type="float">
            <text:p>11.0732848232848</text:p>
          </table:table-cell>
          <table:table-cell table:style-name="ce7"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6189" calcext:value-type="float">
            <text:p>6189</text:p>
          </table:table-cell>
          <table:table-cell table:style-name="ce7" office:value-type="float" office:value="5661" calcext:value-type="float">
            <text:p>5661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style-name="ce7" office:value-type="float" office:value="128.708507670851" calcext:value-type="float">
            <text:p>128.708507670851</text:p>
          </table:table-cell>
          <table:table-cell table:style-name="ce7" office:value-type="float" office:value="9.54317187753119" calcext:value-type="float">
            <text:p>9.54317187753119</text:p>
          </table:table-cell>
          <table:table-cell table:style-name="ce7" office:value-type="float" office:value="9.51736952657942" calcext:value-type="float">
            <text:p>9.51736952657942</text:p>
          </table:table-cell>
          <table:table-cell table:style-name="ce7" office:value-type="float" office:value="11.2579049637873" calcext:value-type="float">
            <text:p>11.2579049637873</text:p>
          </table:table-cell>
          <table:table-cell table:style-name="ce7" office:value-type="float" office:value="11.4322003577818" calcext:value-type="float">
            <text:p>11.4322003577818</text:p>
          </table:table-cell>
          <table:table-cell table:style-name="ce7" office:value-type="float" office:value="10.8338419803323" calcext:value-type="float">
            <text:p>10.8338419803323</text:p>
          </table:table-cell>
          <table:table-cell table:style-name="ce7" office:value-type="float" office:value="10.7427888718211" calcext:value-type="float">
            <text:p>10.7427888718211</text:p>
          </table:table-cell>
          <table:table-cell table:style-name="ce7"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6175" calcext:value-type="float">
            <text:p>6175</text:p>
          </table:table-cell>
          <table:table-cell table:style-name="ce7" office:value-type="float" office:value="6049" calcext:value-type="float">
            <text:p>6049</text:p>
          </table:table-cell>
          <table:table-cell table:style-name="ce7" office:value-type="float" office:value="5826" calcext:value-type="float">
            <text:p>5826</text:p>
          </table:table-cell>
          <table:table-cell table:style-name="ce7" office:value-type="float" office:value="5649" calcext:value-type="float">
            <text:p>5649</text:p>
          </table:table-cell>
          <table:table-cell table:style-name="ce7" office:value-type="float" office:value="5983" calcext:value-type="float">
            <text:p>5983</text:p>
          </table:table-cell>
          <table:table-cell table:style-name="ce7"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64.025597269625" calcext:value-type="float">
            <text:p>164.025597269625</text:p>
          </table:table-cell>
          <table:table-cell table:style-name="ce7" office:value-type="float" office:value="9.49813765182186" calcext:value-type="float">
            <text:p>9.49813765182186</text:p>
          </table:table-cell>
          <table:table-cell table:style-name="ce7" office:value-type="float" office:value="9.64027111919325" calcext:value-type="float">
            <text:p>9.64027111919325</text:p>
          </table:table-cell>
          <table:table-cell table:style-name="ce7" office:value-type="float" office:value="11.1517336079643" calcext:value-type="float">
            <text:p>11.1517336079643</text:p>
          </table:table-cell>
          <table:table-cell table:style-name="ce7" office:value-type="float" office:value="11.2379182156134" calcext:value-type="float">
            <text:p>11.2379182156134</text:p>
          </table:table-cell>
          <table:table-cell table:style-name="ce7" office:value-type="float" office:value="10.7512953367876" calcext:value-type="float">
            <text:p>10.7512953367876</text:p>
          </table:table-cell>
          <table:table-cell table:style-name="ce7" office:value-type="float" office:value="10.6538786547237" calcext:value-type="float">
            <text:p>10.6538786547237</text:p>
          </table:table-cell>
          <table:table-cell table:style-name="ce7"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5859" calcext:value-type="float">
            <text:p>5859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float" office:value="5652" calcext:value-type="float">
            <text:p>5652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style-name="ce7" office:value-type="float" office:value="111.27446300716" calcext:value-type="float">
            <text:p>111.27446300716</text:p>
          </table:table-cell>
          <table:table-cell table:style-name="ce7" office:value-type="float" office:value="9.41898734177215" calcext:value-type="float">
            <text:p>9.41898734177215</text:p>
          </table:table-cell>
          <table:table-cell table:style-name="ce7" office:value-type="float" office:value="10.1223758320533" calcext:value-type="float">
            <text:p>10.1223758320533</text:p>
          </table:table-cell>
          <table:table-cell table:style-name="ce7" office:value-type="float" office:value="12.2079409048938" calcext:value-type="float">
            <text:p>12.2079409048938</text:p>
          </table:table-cell>
          <table:table-cell table:style-name="ce7" office:value-type="float" office:value="11.2998938428875" calcext:value-type="float">
            <text:p>11.2998938428875</text:p>
          </table:table-cell>
          <table:table-cell table:style-name="ce7" office:value-type="float" office:value="10.4918308910224" calcext:value-type="float">
            <text:p>10.4918308910224</text:p>
          </table:table-cell>
          <table:table-cell table:style-name="ce7" office:value-type="float" office:value="11.031459515214" calcext:value-type="float">
            <text:p>11.031459515214</text:p>
          </table:table-cell>
          <table:table-cell table:style-name="ce7"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68" calcext:value-type="float">
            <text:p>1568</text:p>
          </table:table-cell>
          <table:table-cell table:style-name="ce7" office:value-type="float" office:value="6192" calcext:value-type="float">
            <text:p>6192</text:p>
          </table:table-cell>
          <table:table-cell table:style-name="ce7" office:value-type="float" office:value="6354" calcext:value-type="float">
            <text:p>6354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6169" calcext:value-type="float">
            <text:p>6169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style-name="ce7" office:value-type="float" office:value="56.1785714285714" calcext:value-type="float">
            <text:p>56.1785714285714</text:p>
          </table:table-cell>
          <table:table-cell table:style-name="ce7" office:value-type="float" office:value="9.43523901808786" calcext:value-type="float">
            <text:p>9.43523901808786</text:p>
          </table:table-cell>
          <table:table-cell table:style-name="ce7" office:value-type="float" office:value="9.29556185080264" calcext:value-type="float">
            <text:p>9.29556185080264</text:p>
          </table:table-cell>
          <table:table-cell table:style-name="ce7" office:value-type="float" office:value="10.2844540612517" calcext:value-type="float">
            <text:p>10.2844540612517</text:p>
          </table:table-cell>
          <table:table-cell table:style-name="ce7" office:value-type="float" office:value="9.93969849246231" calcext:value-type="float">
            <text:p>9.93969849246231</text:p>
          </table:table-cell>
          <table:table-cell table:style-name="ce7" office:value-type="float" office:value="10.1905169462513" calcext:value-type="float">
            <text:p>10.1905169462513</text:p>
          </table:table-cell>
          <table:table-cell table:style-name="ce7" office:value-type="float" office:value="10.1116255994708" calcext:value-type="float">
            <text:p>10.1116255994708</text:p>
          </table:table-cell>
          <table:table-cell table:style-name="ce7"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29" calcext:value-type="float">
            <text:p>1729</text:p>
          </table:table-cell>
          <table:table-cell table:style-name="ce7" office:value-type="float" office:value="6198" calcext:value-type="float">
            <text:p>6198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6044" calcext:value-type="float">
            <text:p>6044</text:p>
          </table:table-cell>
          <table:table-cell table:style-name="ce7" office:value-type="float" office:value="5955" calcext:value-type="float">
            <text:p>5955</text:p>
          </table:table-cell>
          <table:table-cell table:style-name="ce7"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style-name="ce7" office:value-type="float" office:value="54.0190861769809" calcext:value-type="float">
            <text:p>54.0190861769809</text:p>
          </table:table-cell>
          <table:table-cell table:style-name="ce7" office:value-type="float" office:value="9.43449499838658" calcext:value-type="float">
            <text:p>9.43449499838658</text:p>
          </table:table-cell>
          <table:table-cell table:style-name="ce7" office:value-type="float" office:value="9.1693972179289" calcext:value-type="float">
            <text:p>9.1693972179289</text:p>
          </table:table-cell>
          <table:table-cell table:style-name="ce7" office:value-type="float" office:value="9.92003338898164" calcext:value-type="float">
            <text:p>9.92003338898164</text:p>
          </table:table-cell>
          <table:table-cell table:style-name="ce7" office:value-type="float" office:value="9.84943745863666" calcext:value-type="float">
            <text:p>9.84943745863666</text:p>
          </table:table-cell>
          <table:table-cell table:style-name="ce7" office:value-type="float" office:value="10.28026868178" calcext:value-type="float">
            <text:p>10.28026868178</text:p>
          </table:table-cell>
          <table:table-cell table:style-name="ce7" office:value-type="float" office:value="9.64040182075028" calcext:value-type="float">
            <text:p>9.64040182075028</text:p>
          </table:table-cell>
          <table:table-cell table:style-name="ce7"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88" calcext:value-type="float">
            <text:p>1488</text:p>
          </table:table-cell>
          <table:table-cell table:style-name="ce7" office:value-type="float" office:value="6125" calcext:value-type="float">
            <text:p>6125</text:p>
          </table:table-cell>
          <table:table-cell table:style-name="ce7" office:value-type="float" office:value="6073" calcext:value-type="float">
            <text:p>6073</text:p>
          </table:table-cell>
          <table:table-cell table:style-name="ce7" office:value-type="float" office:value="6103" calcext:value-type="float">
            <text:p>6103</text:p>
          </table:table-cell>
          <table:table-cell table:style-name="ce7" office:value-type="float" office:value="6098" calcext:value-type="float">
            <text:p>6098</text:p>
          </table:table-cell>
          <table:table-cell table:style-name="ce7" office:value-type="float" office:value="6122" calcext:value-type="float">
            <text:p>6122</text:p>
          </table:table-cell>
          <table:table-cell table:style-name="ce7"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style-name="ce7" office:value-type="float" office:value="63.2090053763441" calcext:value-type="float">
            <text:p>63.2090053763441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9.42647785279104" calcext:value-type="float">
            <text:p>9.42647785279104</text:p>
          </table:table-cell>
          <table:table-cell table:style-name="ce7" office:value-type="float" office:value="9.99885302310339" calcext:value-type="float">
            <text:p>9.99885302310339</text:p>
          </table:table-cell>
          <table:table-cell table:style-name="ce7" office:value-type="float" office:value="9.78517546736635" calcext:value-type="float">
            <text:p>9.78517546736635</text:p>
          </table:table-cell>
          <table:table-cell table:style-name="ce7" office:value-type="float" office:value="9.95328324077099" calcext:value-type="float">
            <text:p>9.95328324077099</text:p>
          </table:table-cell>
          <table:table-cell table:style-name="ce7" office:value-type="float" office:value="9.73087633087633" calcext:value-type="float">
            <text:p>9.73087633087633</text:p>
          </table:table-cell>
          <table:table-cell table:style-name="ce7"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6003" calcext:value-type="float">
            <text:p>6003</text:p>
          </table:table-cell>
          <table:table-cell table:style-name="ce7" office:value-type="float" office:value="5911" calcext:value-type="float">
            <text:p>5911</text:p>
          </table:table-cell>
          <table:table-cell table:style-name="ce7" office:value-type="float" office:value="6007" calcext:value-type="float">
            <text:p>6007</text:p>
          </table:table-cell>
          <table:table-cell table:style-name="ce7" office:value-type="float" office:value="5970" calcext:value-type="float">
            <text:p>5970</text:p>
          </table:table-cell>
          <table:table-cell table:style-name="ce7"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style-name="ce7" office:value-type="float" office:value="81.5732870771899" calcext:value-type="float">
            <text:p>81.5732870771899</text:p>
          </table:table-cell>
          <table:table-cell table:style-name="ce7" office:value-type="float" office:value="9.56023996000667" calcext:value-type="float">
            <text:p>9.56023996000667</text:p>
          </table:table-cell>
          <table:table-cell table:style-name="ce7" office:value-type="float" office:value="9.6848242545394" calcext:value-type="float">
            <text:p>9.6848242545394</text:p>
          </table:table-cell>
          <table:table-cell table:style-name="ce7" office:value-type="float" office:value="10.0820504144815" calcext:value-type="float">
            <text:p>10.0820504144815</text:p>
          </table:table-cell>
          <table:table-cell table:style-name="ce7" office:value-type="float" office:value="9.95688363575828" calcext:value-type="float">
            <text:p>9.95688363575828</text:p>
          </table:table-cell>
          <table:table-cell table:style-name="ce7" office:value-type="float" office:value="10.0577889447236" calcext:value-type="float">
            <text:p>10.0577889447236</text:p>
          </table:table-cell>
          <table:table-cell table:style-name="ce7" office:value-type="float" office:value="10.0938377663968" calcext:value-type="float">
            <text:p>10.0938377663968</text:p>
          </table:table-cell>
          <table:table-cell table:style-name="ce7"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53" calcext:value-type="float">
            <text:p>1553</text:p>
          </table:table-cell>
          <table:table-cell table:style-name="ce7" office:value-type="float" office:value="6107" calcext:value-type="float">
            <text:p>6107</text:p>
          </table:table-cell>
          <table:table-cell table:style-name="ce7" office:value-type="float" office:value="6247" calcext:value-type="float">
            <text:p>6247</text:p>
          </table:table-cell>
          <table:table-cell table:style-name="ce7" office:value-type="float" office:value="5845" calcext:value-type="float">
            <text:p>5845</text:p>
          </table:table-cell>
          <table:table-cell table:style-name="ce7" office:value-type="float" office:value="6319" calcext:value-type="float">
            <text:p>6319</text:p>
          </table:table-cell>
          <table:table-cell table:style-name="ce7" office:value-type="float" office:value="6029" calcext:value-type="float">
            <text:p>6029</text:p>
          </table:table-cell>
          <table:table-cell table:style-name="ce7"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style-name="ce7" office:value-type="float" office:value="57.7514488087572" calcext:value-type="float">
            <text:p>57.7514488087572</text:p>
          </table:table-cell>
          <table:table-cell table:style-name="ce7" office:value-type="float" office:value="9.47863107908957" calcext:value-type="float">
            <text:p>9.47863107908957</text:p>
          </table:table-cell>
          <table:table-cell table:style-name="ce7" office:value-type="float" office:value="9.26316631983352" calcext:value-type="float">
            <text:p>9.26316631983352</text:p>
          </table:table-cell>
          <table:table-cell table:style-name="ce7" office:value-type="float" office:value="10.2793840889649" calcext:value-type="float">
            <text:p>10.2793840889649</text:p>
          </table:table-cell>
          <table:table-cell table:style-name="ce7" office:value-type="float" office:value="9.78113625573667" calcext:value-type="float">
            <text:p>9.78113625573667</text:p>
          </table:table-cell>
          <table:table-cell table:style-name="ce7" office:value-type="float" office:value="10.2385138497263" calcext:value-type="float">
            <text:p>10.2385138497263</text:p>
          </table:table-cell>
          <table:table-cell table:style-name="ce7" office:value-type="float" office:value="10.0069375619425" calcext:value-type="float">
            <text:p>10.0069375619425</text:p>
          </table:table-cell>
          <table:table-cell table:style-name="ce7"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7" calcext:value-type="float">
            <text:p>1577</text:p>
          </table:table-cell>
          <table:table-cell table:style-name="ce7" office:value-type="float" office:value="6172" calcext:value-type="float">
            <text:p>6172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6256" calcext:value-type="float">
            <text:p>6256</text:p>
          </table:table-cell>
          <table:table-cell table:style-name="ce7" office:value-type="float" office:value="5887" calcext:value-type="float">
            <text:p>5887</text:p>
          </table:table-cell>
          <table:table-cell table:style-name="ce7" office:value-type="float" office:value="5878" calcext:value-type="float">
            <text:p>5878</text:p>
          </table:table-cell>
          <table:table-cell table:style-name="ce7"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style-name="ce7" office:value-type="float" office:value="56.9499048826887" calcext:value-type="float">
            <text:p>56.9499048826887</text:p>
          </table:table-cell>
          <table:table-cell table:style-name="ce7" office:value-type="float" office:value="9.30346727154893" calcext:value-type="float">
            <text:p>9.30346727154893</text:p>
          </table:table-cell>
          <table:table-cell table:style-name="ce7" office:value-type="float" office:value="9.41582247949831" calcext:value-type="float">
            <text:p>9.41582247949831</text:p>
          </table:table-cell>
          <table:table-cell table:style-name="ce7" office:value-type="float" office:value="9.91352301790281" calcext:value-type="float">
            <text:p>9.91352301790281</text:p>
          </table:table-cell>
          <table:table-cell table:style-name="ce7" office:value-type="float" office:value="10.0405979276372" calcext:value-type="float">
            <text:p>10.0405979276372</text:p>
          </table:table-cell>
          <table:table-cell table:style-name="ce7" office:value-type="float" office:value="10.4186798230691" calcext:value-type="float">
            <text:p>10.4186798230691</text:p>
          </table:table-cell>
          <table:table-cell table:style-name="ce7" office:value-type="float" office:value="9.81993997999333" calcext:value-type="float">
            <text:p>9.81993997999333</text:p>
          </table:table-cell>
          <table:table-cell table:style-name="ce7"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6191" calcext:value-type="float">
            <text:p>6191</text:p>
          </table:table-cell>
          <table:table-cell table:style-name="ce7" office:value-type="float" office:value="6089" calcext:value-type="float">
            <text:p>6089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5920" calcext:value-type="float">
            <text:p>5920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style-name="ce7" office:value-type="float" office:value="54.4006042296073" calcext:value-type="float">
            <text:p>54.4006042296073</text:p>
          </table:table-cell>
          <table:table-cell table:style-name="ce7" office:value-type="float" office:value="9.37651429494427" calcext:value-type="float">
            <text:p>9.37651429494427</text:p>
          </table:table-cell>
          <table:table-cell table:style-name="ce7" office:value-type="float" office:value="9.40466414846444" calcext:value-type="float">
            <text:p>9.40466414846444</text:p>
          </table:table-cell>
          <table:table-cell table:style-name="ce7" office:value-type="float" office:value="10.0288237254249" calcext:value-type="float">
            <text:p>10.0288237254249</text:p>
          </table:table-cell>
          <table:table-cell table:style-name="ce7" office:value-type="float" office:value="9.6780654616512" calcext:value-type="float">
            <text:p>9.6780654616512</text:p>
          </table:table-cell>
          <table:table-cell table:style-name="ce7" office:value-type="float" office:value="10.1942567567568" calcext:value-type="float">
            <text:p>10.1942567567568</text:p>
          </table:table-cell>
          <table:table-cell table:style-name="ce7" office:value-type="float" office:value="10.2495792662403" calcext:value-type="float">
            <text:p>10.2495792662403</text:p>
          </table:table-cell>
          <table:table-cell table:style-name="ce7"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5" calcext:value-type="float">
            <text:p>1575</text:p>
          </table:table-cell>
          <table:table-cell table:style-name="ce7" office:value-type="float" office:value="6287" calcext:value-type="float">
            <text:p>6287</text:p>
          </table:table-cell>
          <table:table-cell table:style-name="ce7" office:value-type="float" office:value="6311" calcext:value-type="float">
            <text:p>6311</text:p>
          </table:table-cell>
          <table:table-cell table:style-name="ce7" office:value-type="float" office:value="5912" calcext:value-type="float">
            <text:p>5912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739" calcext:value-type="float">
            <text:p>5739</text:p>
          </table:table-cell>
          <table:table-cell table:style-name="ce7"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style-name="ce7" office:value-type="float" office:value="58.3714285714286" calcext:value-type="float">
            <text:p>58.3714285714286</text:p>
          </table:table-cell>
          <table:table-cell table:style-name="ce7" office:value-type="float" office:value="9.2955304596787" calcext:value-type="float">
            <text:p>9.2955304596787</text:p>
          </table:table-cell>
          <table:table-cell table:style-name="ce7" office:value-type="float" office:value="9.26952939312312" calcext:value-type="float">
            <text:p>9.26952939312312</text:p>
          </table:table-cell>
          <table:table-cell table:style-name="ce7" office:value-type="float" office:value="10.327300405954" calcext:value-type="float">
            <text:p>10.327300405954</text:p>
          </table:table-cell>
          <table:table-cell table:style-name="ce7" office:value-type="float" office:value="10.0430413666053" calcext:value-type="float">
            <text:p>10.0430413666053</text:p>
          </table:table-cell>
          <table:table-cell table:style-name="ce7" office:value-type="float" office:value="10.3674856246733" calcext:value-type="float">
            <text:p>10.3674856246733</text:p>
          </table:table-cell>
          <table:table-cell table:style-name="ce7" office:value-type="float" office:value="9.79145439605588" calcext:value-type="float">
            <text:p>9.79145439605588</text:p>
          </table:table-cell>
          <table:table-cell table:style-name="ce7"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10" calcext:value-type="float">
            <text:p>1710</text:p>
          </table:table-cell>
          <table:table-cell table:style-name="ce7" office:value-type="float" office:value="6304" calcext:value-type="float">
            <text:p>6304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63" calcext:value-type="float">
            <text:p>5963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871" calcext:value-type="float">
            <text:p>5871</text:p>
          </table:table-cell>
          <table:table-cell table:style-name="ce7"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style-name="ce7" office:value-type="float" office:value="53.0701754385965" calcext:value-type="float">
            <text:p>53.0701754385965</text:p>
          </table:table-cell>
          <table:table-cell table:style-name="ce7" office:value-type="float" office:value="9.22842639593909" calcext:value-type="float">
            <text:p>9.22842639593909</text:p>
          </table:table-cell>
          <table:table-cell table:style-name="ce7" office:value-type="float" office:value="9.50467440361057" calcext:value-type="float">
            <text:p>9.50467440361057</text:p>
          </table:table-cell>
          <table:table-cell table:style-name="ce7" office:value-type="float" office:value="10.4185812510481" calcext:value-type="float">
            <text:p>10.4185812510481</text:p>
          </table:table-cell>
          <table:table-cell table:style-name="ce7" office:value-type="float" office:value="10.1235973873723" calcext:value-type="float">
            <text:p>10.1235973873723</text:p>
          </table:table-cell>
          <table:table-cell table:style-name="ce7" office:value-type="float" office:value="10.39090444558" calcext:value-type="float">
            <text:p>10.39090444558</text:p>
          </table:table-cell>
          <table:table-cell table:style-name="ce7" office:value-type="float" office:value="9.81793125810636" calcext:value-type="float">
            <text:p>9.81793125810636</text:p>
          </table:table-cell>
          <table:table-cell table:style-name="ce7"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33" calcext:value-type="float">
            <text:p>1533</text:p>
          </table:table-cell>
          <table:table-cell table:style-name="ce7" office:value-type="float" office:value="6143" calcext:value-type="float">
            <text:p>6143</text:p>
          </table:table-cell>
          <table:table-cell table:style-name="ce7" office:value-type="float" office:value="6375" calcext:value-type="float">
            <text:p>6375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style-name="ce7" office:value-type="float" office:value="61.4005218525766" calcext:value-type="float">
            <text:p>61.4005218525766</text:p>
          </table:table-cell>
          <table:table-cell table:style-name="ce7" office:value-type="float" office:value="9.55819632101579" calcext:value-type="float">
            <text:p>9.55819632101579</text:p>
          </table:table-cell>
          <table:table-cell table:style-name="ce7" office:value-type="float" office:value="9.26666666666667" calcext:value-type="float">
            <text:p>9.26666666666667</text:p>
          </table:table-cell>
          <table:table-cell table:style-name="ce7" office:value-type="float" office:value="9.58922724296005" calcext:value-type="float">
            <text:p>9.58922724296005</text:p>
          </table:table-cell>
          <table:table-cell table:style-name="ce7" office:value-type="float" office:value="9.94972347913524" calcext:value-type="float">
            <text:p>9.94972347913524</text:p>
          </table:table-cell>
          <table:table-cell table:style-name="ce7" office:value-type="float" office:value="10.1550281714188" calcext:value-type="float">
            <text:p>10.1550281714188</text:p>
          </table:table-cell>
          <table:table-cell table:style-name="ce7" office:value-type="float" office:value="9.96351824087956" calcext:value-type="float">
            <text:p>9.96351824087956</text:p>
          </table:table-cell>
          <table:table-cell table:style-name="ce7"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834" calcext:value-type="float">
            <text:p>1834</text:p>
          </table:table-cell>
          <table:table-cell table:style-name="ce7" office:value-type="float" office:value="6410" calcext:value-type="float">
            <text:p>6410</text:p>
          </table:table-cell>
          <table:table-cell table:style-name="ce7" office:value-type="float" office:value="6112" calcext:value-type="float">
            <text:p>6112</text:p>
          </table:table-cell>
          <table:table-cell table:style-name="ce7" office:value-type="float" office:value="5752" calcext:value-type="float">
            <text:p>5752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945" calcext:value-type="float">
            <text:p>5945</text:p>
          </table:table-cell>
          <table:table-cell table:style-name="ce7"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style-name="ce7" office:value-type="float" office:value="48.4143947655398" calcext:value-type="float">
            <text:p>48.4143947655398</text:p>
          </table:table-cell>
          <table:table-cell table:style-name="ce7" office:value-type="float" office:value="9.16801872074883" calcext:value-type="float">
            <text:p>9.16801872074883</text:p>
          </table:table-cell>
          <table:table-cell table:style-name="ce7" office:value-type="float" office:value="9.43030104712042" calcext:value-type="float">
            <text:p>9.43030104712042</text:p>
          </table:table-cell>
          <table:table-cell table:style-name="ce7" office:value-type="float" office:value="10.4447148817803" calcext:value-type="float">
            <text:p>10.4447148817803</text:p>
          </table:table-cell>
          <table:table-cell table:style-name="ce7" office:value-type="float" office:value="10.3070219540808" calcext:value-type="float">
            <text:p>10.3070219540808</text:p>
          </table:table-cell>
          <table:table-cell table:style-name="ce7" office:value-type="float" office:value="10.2804037005887" calcext:value-type="float">
            <text:p>10.2804037005887</text:p>
          </table:table-cell>
          <table:table-cell table:style-name="ce7" office:value-type="float" office:value="10.1373304304137" calcext:value-type="float">
            <text:p>10.1373304304137</text:p>
          </table:table-cell>
          <table:table-cell table:style-name="ce7"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78" calcext:value-type="float">
            <text:p>1478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054" calcext:value-type="float">
            <text:p>6054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style-name="ce7" office:value-type="float" office:value="64.2368064952639" calcext:value-type="float">
            <text:p>64.2368064952639</text:p>
          </table:table-cell>
          <table:table-cell table:style-name="ce7" office:value-type="float" office:value="9.37266374126442" calcext:value-type="float">
            <text:p>9.37266374126442</text:p>
          </table:table-cell>
          <table:table-cell table:style-name="ce7" office:value-type="float" office:value="9.70065681444992" calcext:value-type="float">
            <text:p>9.70065681444992</text:p>
          </table:table-cell>
          <table:table-cell table:style-name="ce7" office:value-type="float" office:value="10.1479661016949" calcext:value-type="float">
            <text:p>10.1479661016949</text:p>
          </table:table-cell>
          <table:table-cell table:style-name="ce7" office:value-type="float" office:value="10.0900231252065" calcext:value-type="float">
            <text:p>10.0900231252065</text:p>
          </table:table-cell>
          <table:table-cell table:style-name="ce7" office:value-type="float" office:value="10.1571428571429" calcext:value-type="float">
            <text:p>10.1571428571429</text:p>
          </table:table-cell>
          <table:table-cell table:style-name="ce7" office:value-type="float" office:value="9.77788762563849" calcext:value-type="float">
            <text:p>9.77788762563849</text:p>
          </table:table-cell>
          <table:table-cell table:style-name="ce7"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53" calcext:value-type="float">
            <text:p>5953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5866" calcext:value-type="float">
            <text:p>5866</text:p>
          </table:table-cell>
          <table:table-cell table:style-name="ce7"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style-name="ce7" office:value-type="float" office:value="57.2036697247706" calcext:value-type="float">
            <text:p>57.2036697247706</text:p>
          </table:table-cell>
          <table:table-cell table:style-name="ce7" office:value-type="float" office:value="9.33935483870968" calcext:value-type="float">
            <text:p>9.33935483870968</text:p>
          </table:table-cell>
          <table:table-cell table:style-name="ce7" office:value-type="float" office:value="9.32269503546099" calcext:value-type="float">
            <text:p>9.32269503546099</text:p>
          </table:table-cell>
          <table:table-cell table:style-name="ce7" office:value-type="float" office:value="10.136737779271" calcext:value-type="float">
            <text:p>10.136737779271</text:p>
          </table:table-cell>
          <table:table-cell table:style-name="ce7" office:value-type="float" office:value="10.0203265578141" calcext:value-type="float">
            <text:p>10.0203265578141</text:p>
          </table:table-cell>
          <table:table-cell table:style-name="ce7" office:value-type="float" office:value="10.1299011251279" calcext:value-type="float">
            <text:p>10.1299011251279</text:p>
          </table:table-cell>
          <table:table-cell table:style-name="ce7" office:value-type="float" office:value="10.1368333333333" calcext:value-type="float">
            <text:p>10.1368333333333</text:p>
          </table:table-cell>
          <table:table-cell table:style-name="ce7"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48" calcext:value-type="float">
            <text:p>1448</text:p>
          </table:table-cell>
          <table:table-cell table:style-name="ce7" office:value-type="float" office:value="6321" calcext:value-type="float">
            <text:p>6321</text:p>
          </table:table-cell>
          <table:table-cell table:style-name="ce7" office:value-type="float" office:value="6269" calcext:value-type="float">
            <text:p>6269</text:p>
          </table:table-cell>
          <table:table-cell table:style-name="ce7" office:value-type="float" office:value="5977" calcext:value-type="float">
            <text:p>5977</text:p>
          </table:table-cell>
          <table:table-cell table:style-name="ce7" office:value-type="float" office:value="5894" calcext:value-type="float">
            <text:p>5894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style-name="ce7" office:value-type="float" office:value="65.457182320442" calcext:value-type="float">
            <text:p>65.457182320442</text:p>
          </table:table-cell>
          <table:table-cell table:style-name="ce7" office:value-type="float" office:value="9.24774560987186" calcext:value-type="float">
            <text:p>9.24774560987186</text:p>
          </table:table-cell>
          <table:table-cell table:style-name="ce7" office:value-type="float" office:value="9.39607592917531" calcext:value-type="float">
            <text:p>9.39607592917531</text:p>
          </table:table-cell>
          <table:table-cell table:style-name="ce7" office:value-type="float" office:value="10.2559812615024" calcext:value-type="float">
            <text:p>10.2559812615024</text:p>
          </table:table-cell>
          <table:table-cell table:style-name="ce7" office:value-type="float" office:value="10.3484899898202" calcext:value-type="float">
            <text:p>10.3484899898202</text:p>
          </table:table-cell>
          <table:table-cell table:style-name="ce7" office:value-type="float" office:value="9.96018202502844" calcext:value-type="float">
            <text:p>9.96018202502844</text:p>
          </table:table-cell>
          <table:table-cell table:style-name="ce7" office:value-type="float" office:value="10.1605520026927" calcext:value-type="float">
            <text:p>10.1605520026927</text:p>
          </table:table-cell>
          <table:table-cell table:style-name="ce7"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12" calcext:value-type="float">
            <text:p>1612</text:p>
          </table:table-cell>
          <table:table-cell table:style-name="ce7" office:value-type="float" office:value="6026" calcext:value-type="float">
            <text:p>6026</text:p>
          </table:table-cell>
          <table:table-cell table:style-name="ce7" office:value-type="float" office:value="6225" calcext:value-type="float">
            <text:p>6225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style-name="ce7" office:value-type="float" office:value="54.2624069478908" calcext:value-type="float">
            <text:p>54.2624069478908</text:p>
          </table:table-cell>
          <table:table-cell table:style-name="ce7" office:value-type="float" office:value="9.50829737802854" calcext:value-type="float">
            <text:p>9.50829737802854</text:p>
          </table:table-cell>
          <table:table-cell table:style-name="ce7" office:value-type="float" office:value="9.32787148594378" calcext:value-type="float">
            <text:p>9.32787148594378</text:p>
          </table:table-cell>
          <table:table-cell table:style-name="ce7" office:value-type="float" office:value="9.83764859143462" calcext:value-type="float">
            <text:p>9.83764859143462</text:p>
          </table:table-cell>
          <table:table-cell table:style-name="ce7" office:value-type="float" office:value="10.061797752809" calcext:value-type="float">
            <text:p>10.061797752809</text:p>
          </table:table-cell>
          <table:table-cell table:style-name="ce7" office:value-type="float" office:value="10.3616949152542" calcext:value-type="float">
            <text:p>10.3616949152542</text:p>
          </table:table-cell>
          <table:table-cell table:style-name="ce7" office:value-type="float" office:value="10.2333558634674" calcext:value-type="float">
            <text:p>10.2333558634674</text:p>
          </table:table-cell>
          <table:table-cell table:style-name="ce7"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6316" calcext:value-type="float">
            <text:p>6316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5771" calcext:value-type="float">
            <text:p>5771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934" calcext:value-type="float">
            <text:p>5934</text:p>
          </table:table-cell>
          <table:table-cell table:style-name="ce7"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style-name="ce7" office:value-type="float" office:value="40.8202830188679" calcext:value-type="float">
            <text:p>40.8202830188679</text:p>
          </table:table-cell>
          <table:table-cell table:style-name="ce7" office:value-type="float" office:value="9.1876187460418" calcext:value-type="float">
            <text:p>9.1876187460418</text:p>
          </table:table-cell>
          <table:table-cell table:style-name="ce7" office:value-type="float" office:value="9.37129434634699" calcext:value-type="float">
            <text:p>9.37129434634699</text:p>
          </table:table-cell>
          <table:table-cell table:style-name="ce7" office:value-type="float" office:value="10.1770923583434" calcext:value-type="float">
            <text:p>10.1770923583434</text:p>
          </table:table-cell>
          <table:table-cell table:style-name="ce7" office:value-type="float" office:value="9.83306320907617" calcext:value-type="float">
            <text:p>9.83306320907617</text:p>
          </table:table-cell>
          <table:table-cell table:style-name="ce7" office:value-type="float" office:value="9.912369396697" calcext:value-type="float">
            <text:p>9.912369396697</text:p>
          </table:table-cell>
          <table:table-cell table:style-name="ce7" office:value-type="float" office:value="10.2746585735964" calcext:value-type="float">
            <text:p>10.2746585735964</text:p>
          </table:table-cell>
          <table:table-cell table:style-name="ce7"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6368" calcext:value-type="float">
            <text:p>6368</text:p>
          </table:table-cell>
          <table:table-cell table:style-name="ce7" office:value-type="float" office:value="6253" calcext:value-type="float">
            <text:p>6253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style-name="ce7" office:value-type="float" office:value="61.8134275618375" calcext:value-type="float">
            <text:p>61.8134275618375</text:p>
          </table:table-cell>
          <table:table-cell table:style-name="ce7" office:value-type="float" office:value="9.30054295752156" calcext:value-type="float">
            <text:p>9.30054295752156</text:p>
          </table:table-cell>
          <table:table-cell table:style-name="ce7" office:value-type="float" office:value="9.240891959799" calcext:value-type="float">
            <text:p>9.240891959799</text:p>
          </table:table-cell>
          <table:table-cell table:style-name="ce7" office:value-type="float" office:value="9.97105389413082" calcext:value-type="float">
            <text:p>9.97105389413082</text:p>
          </table:table-cell>
          <table:table-cell table:style-name="ce7" office:value-type="float" office:value="10.1403594771242" calcext:value-type="float">
            <text:p>10.1403594771242</text:p>
          </table:table-cell>
          <table:table-cell table:style-name="ce7" office:value-type="float" office:value="9.95153583617747" calcext:value-type="float">
            <text:p>9.95153583617747</text:p>
          </table:table-cell>
          <table:table-cell table:style-name="ce7" office:value-type="float" office:value="9.57028804007514" calcext:value-type="float">
            <text:p>9.57028804007514</text:p>
          </table:table-cell>
          <table:table-cell table:style-name="ce7"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6202" calcext:value-type="float">
            <text:p>6202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113" calcext:value-type="float">
            <text:p>6113</text:p>
          </table:table-cell>
          <table:table-cell table:style-name="ce7"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style-name="ce7" office:value-type="float" office:value="83.1603524229075" calcext:value-type="float">
            <text:p>83.1603524229075</text:p>
          </table:table-cell>
          <table:table-cell table:style-name="ce7" office:value-type="float" office:value="9.47436310867462" calcext:value-type="float">
            <text:p>9.47436310867462</text:p>
          </table:table-cell>
          <table:table-cell table:style-name="ce7" office:value-type="float" office:value="9.5974358974359" calcext:value-type="float">
            <text:p>9.5974358974359</text:p>
          </table:table-cell>
          <table:table-cell table:style-name="ce7" office:value-type="float" office:value="10.0503333333333" calcext:value-type="float">
            <text:p>10.0503333333333</text:p>
          </table:table-cell>
          <table:table-cell table:style-name="ce7" office:value-type="float" office:value="10.5309060118544" calcext:value-type="float">
            <text:p>10.5309060118544</text:p>
          </table:table-cell>
          <table:table-cell table:style-name="ce7" office:value-type="float" office:value="9.88647145427777" calcext:value-type="float">
            <text:p>9.88647145427777</text:p>
          </table:table-cell>
          <table:table-cell table:style-name="ce7" office:value-type="float" office:value="10.109081769437" calcext:value-type="float">
            <text:p>10.109081769437</text:p>
          </table:table-cell>
          <table:table-cell table:style-name="ce7"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941" calcext:value-type="float">
            <text:p>1941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6251" calcext:value-type="float">
            <text:p>6251</text:p>
          </table:table-cell>
          <table:table-cell table:style-name="ce7" office:value-type="float" office:value="6109" calcext:value-type="float">
            <text:p>6109</text:p>
          </table:table-cell>
          <table:table-cell table:style-name="ce7" office:value-type="float" office:value="5972" calcext:value-type="float">
            <text:p>5972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style-name="ce7" office:value-type="float" office:value="47.5121071612571" calcext:value-type="float">
            <text:p>47.5121071612571</text:p>
          </table:table-cell>
          <table:table-cell table:style-name="ce7" office:value-type="float" office:value="9.30894308943089" calcext:value-type="float">
            <text:p>9.30894308943089</text:p>
          </table:table-cell>
          <table:table-cell table:style-name="ce7" office:value-type="float" office:value="9.35994240921453" calcext:value-type="float">
            <text:p>9.35994240921453</text:p>
          </table:table-cell>
          <table:table-cell table:style-name="ce7" office:value-type="float" office:value="10.0278277950565" calcext:value-type="float">
            <text:p>10.0278277950565</text:p>
          </table:table-cell>
          <table:table-cell table:style-name="ce7" office:value-type="float" office:value="10.1800066979236" calcext:value-type="float">
            <text:p>10.1800066979236</text:p>
          </table:table-cell>
          <table:table-cell table:style-name="ce7" office:value-type="float" office:value="10.006623613181" calcext:value-type="float">
            <text:p>10.006623613181</text:p>
          </table:table-cell>
          <table:table-cell table:style-name="ce7" office:value-type="float" office:value="9.97420535862872" calcext:value-type="float">
            <text:p>9.97420535862872</text:p>
          </table:table-cell>
          <table:table-cell table:style-name="ce7"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6069" calcext:value-type="float">
            <text:p>6069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932" calcext:value-type="float">
            <text:p>5932</text:p>
          </table:table-cell>
          <table:table-cell table:style-name="ce7" office:value-type="float" office:value="6187" calcext:value-type="float">
            <text:p>6187</text:p>
          </table:table-cell>
          <table:table-cell table:style-name="ce7"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63.2597669636738" calcext:value-type="float">
            <text:p>63.2597669636738</text:p>
          </table:table-cell>
          <table:table-cell table:style-name="ce7" office:value-type="float" office:value="9.50057670126874" calcext:value-type="float">
            <text:p>9.50057670126874</text:p>
          </table:table-cell>
          <table:table-cell table:style-name="ce7" office:value-type="float" office:value="9.24087473870397" calcext:value-type="float">
            <text:p>9.24087473870397</text:p>
          </table:table-cell>
          <table:table-cell table:style-name="ce7" office:value-type="float" office:value="10.2396583486853" calcext:value-type="float">
            <text:p>10.2396583486853</text:p>
          </table:table-cell>
          <table:table-cell table:style-name="ce7" office:value-type="float" office:value="10.1633513149022" calcext:value-type="float">
            <text:p>10.1633513149022</text:p>
          </table:table-cell>
          <table:table-cell table:style-name="ce7" office:value-type="float" office:value="9.94553095199612" calcext:value-type="float">
            <text:p>9.94553095199612</text:p>
          </table:table-cell>
          <table:table-cell table:style-name="ce7" office:value-type="float" office:value="9.80580966137057" calcext:value-type="float">
            <text:p>9.80580966137057</text:p>
          </table:table-cell>
          <table:table-cell table:style-name="ce7"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08:56:47.895573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9T14:42:59.758814427</dc:date>
    <meta:editing-duration>PT12H4M17S</meta:editing-duration>
    <meta:editing-cycles>26</meta:editing-cycles>
    <meta:document-statistic meta:table-count="3" meta:cell-count="358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035cm" svg:y="0.43cm" chart:style-name="ch2">
          <text:p>Total delivered items (TDI)</text:p>
        </chart:title>
        <chart:legend chart:legend-position="bottom" svg:x="0.383cm" svg:y="13.335cm" style:legend-expansion="custom" chartooo:width="25.079cm" chartooo:height="1.414cm" style:legend-expansion-aspect-ratio="17.7362093352192" chart:style-name="ch3"/>
        <chart:plot-area chart:style-name="ch4" table:cell-range-address="TDI.B87:TDI.K90 TDI.C86:TDI.K86" chart:data-source-has-labels="row" svg:x="1.679cm" svg:y="1.578cm" svg:width="24.025cm" svg:height="10.81cm">
          <chartooo:coordinate-region svg:x="2.671cm" svg:y="1.777cm" svg:width="22.753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16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236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maximum="6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505cm" svg:width="22.236cm" svg:height="10.5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2.818cm" svg:y="1.505cm" svg:width="22.606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7.693cm" svg:y="0.43cm" chart:style-name="ch2">
          <text:p>Mean time to deliver (MTTD) - without NonCom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B90 MTTD.D86:MTTD.K90" chart:data-source-has-labels="row" svg:x="1.679cm" svg:y="1.578cm" svg:width="24.025cm" svg:height="10.81cm">
          <chartooo:coordinate-region svg:x="2.3cm" svg:y="1.777cm" svg:width="23.124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